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M Roman 10" svg:font-family="'LM Roman 10'" style:font-family-generic="modern" style:font-pitch="variable"/>
    <style:font-face style:name="LM Roman Caps 10" svg:font-family="'LM Roman Caps 10'" style:font-family-generic="modern" style:font-pitch="variable"/>
    <style:font-face style:name="LM Roman Slanted 10" svg:font-family="'LM Roman Slanted 10'" style:font-family-generic="modern" style:font-pitch="variable"/>
    <style:font-face style:name="Times New Roman" svg:font-family="'Times New Roman'" style:font-family-generic="roman" style:font-pitch="variable"/>
    <style:font-face style:name="Yu Mincho" svg:font-family="'Yu Mincho'" style:font-family-generic="roman" style:font-pitch="variable"/>
    <style:font-face style:name="Calibri" svg:font-family="Calibri" style:font-family-generic="swiss" style:font-pitch="variable"/>
  </office:font-face-decls>
  <office:automatic-styles>
    <style:style style:name="Tableau1" style:family="table">
      <style:table-properties style:width="12.799cm" style:rel-width="80%" fo:margin-left="0cm" table:align="left"/>
    </style:style>
    <style:style style:name="Tableau1.A" style:family="table-column">
      <style:table-column-properties style:column-width="12.799cm" style:rel-column-width="7252*"/>
    </style:style>
    <style:style style:name="Tableau1.A1" style:family="table-cell">
      <style:table-cell-properties fo:padding-left="0.203cm" fo:padding-right="0.203cm" fo:padding-top="0.381cm" fo:padding-bottom="0.381cm" fo:border-left="0.5pt solid #000000" fo:border-right="none" fo:border-top="none" fo:border-bottom="none" style:writing-mode="lr-tb"/>
    </style:style>
    <style:style style:name="Tableau1.A2" style:family="table-cell">
      <style:table-cell-properties fo:padding-left="0.254cm" fo:padding-right="0.203cm" fo:padding-top="0cm" fo:padding-bottom="0cm" fo:border-left="0.5pt solid #000000" fo:border-right="none" fo:border-top="none" fo:border-bottom="none" style:writing-mode="lr-tb"/>
    </style:style>
    <style:style style:name="Tableau2" style:family="table">
      <style:table-properties style:width="12.317cm" style:rel-width="77%" fo:margin-left="0cm" table:align="left"/>
    </style:style>
    <style:style style:name="Tableau2.A" style:family="table-column">
      <style:table-column-properties style:column-width="12.317cm" style:rel-column-width="6997*"/>
    </style:style>
    <style:style style:name="Tableau2.A1" style:family="table-cell">
      <style:table-cell-properties fo:padding-left="0.203cm" fo:padding-right="0.203cm" fo:padding-top="0.381cm" fo:padding-bottom="0.381cm" fo:border="none" style:writing-mode="lr-tb"/>
    </style:style>
    <style:style style:name="P1" style:family="paragraph" style:parent-style-name="En-tête">
      <style:paragraph-properties>
        <style:tab-stops>
          <style:tab-stop style:position="8.001cm" style:type="center"/>
          <style:tab-stop style:position="15.998cm" style:type="right"/>
        </style:tab-stops>
      </style:paragraph-properties>
    </style:style>
    <style:style style:name="P2" style:family="paragraph" style:parent-style-name="Pied_20_de_20_page">
      <style:paragraph-properties fo:text-align="center" style:justify-single-word="false"/>
    </style:style>
    <style:style style:name="P3" style:family="paragraph" style:parent-style-name="Normal">
      <style:paragraph-properties fo:break-before="page"/>
      <style:text-properties fo:language="en" fo:country="US"/>
    </style:style>
    <style:style style:name="P4" style:family="paragraph" style:parent-style-name="Sans_20_interligne">
      <style:paragraph-properties fo:line-height="90%" fo:text-align="start" style:justify-single-word="false"/>
    </style:style>
    <style:style style:name="P5" style:family="paragraph" style:parent-style-name="Sans_20_interligne">
      <style:text-properties style:font-name="LM Roman Caps 10" fo:font-size="14pt" fo:language="en" fo:country="US" style:font-size-asian="14pt" style:font-size-complex="14pt"/>
    </style:style>
    <style:style style:name="P6" style:family="paragraph" style:parent-style-name="Sans_20_interligne">
      <style:text-properties fo:color="#5b9bd5" fo:font-size="14pt" fo:language="en" fo:country="US" style:font-size-asian="14pt" style:font-size-complex="14pt"/>
    </style:style>
    <style:style style:name="P7" style:family="paragraph" style:parent-style-name="Sans_20_interligne">
      <style:text-properties fo:color="#5b9bd5" fo:language="en" fo:country="US"/>
    </style:style>
    <style:style style:name="P8" style:family="paragraph" style:parent-style-name="Normal">
      <style:paragraph-properties fo:margin-top="0cm" fo:margin-bottom="0cm" loext:contextual-spacing="false"/>
      <style:text-properties text:display="none"/>
    </style:style>
    <style:style style:name="P9" style:family="paragraph" style:parent-style-name="Normal">
      <style:paragraph-properties fo:margin-top="0cm" fo:margin-bottom="0cm" loext:contextual-spacing="false" fo:line-height="100%" fo:text-align="center" style:justify-single-word="false" fo:hyphenation-ladder-count="no-limit" style:text-autospace="none" style:vertical-align="auto"/>
      <style:text-properties fo:hyphenate="true"/>
    </style:style>
    <style:style style:name="P10" style:family="paragraph" style:parent-style-name="Normal">
      <style:paragraph-properties fo:margin-top="0cm" fo:margin-bottom="0cm" loext:contextual-spacing="false" fo:line-height="100%" fo:text-align="start" style:justify-single-word="false" fo:hyphenation-ladder-count="no-limit" style:text-autospace="none" style:vertical-align="auto"/>
      <style:text-properties fo:language="en" fo:country="US" fo:hyphenate="true"/>
    </style:style>
    <style:style style:name="P11" style:family="paragraph" style:parent-style-name="Normal">
      <style:text-properties fo:language="en" fo:country="US"/>
    </style:style>
    <style:style style:name="P12" style:family="paragraph" style:parent-style-name="Normal">
      <style:paragraph-properties fo:text-align="center" style:justify-single-word="false"/>
    </style:style>
    <style:style style:name="P13" style:family="paragraph" style:parent-style-name="Normal">
      <style:paragraph-properties fo:text-align="start" style:justify-single-word="false"/>
    </style:style>
    <style:style style:name="P14" style:family="paragraph" style:parent-style-name="Normal">
      <style:text-properties style:font-name-asian="MS Mincho"/>
    </style:style>
    <style:style style:name="P15" style:family="paragraph" style:parent-style-name="Normal">
      <style:paragraph-properties fo:text-align="start" style:justify-single-word="false"/>
      <style:text-properties style:font-name-asian="MS Mincho"/>
    </style:style>
    <style:style style:name="P16" style:family="paragraph" style:parent-style-name="Normal">
      <style:paragraph-properties fo:text-align="center" style:justify-single-word="false"/>
      <style:text-properties style:font-name="Consolas" fo:font-size="11pt" style:font-size-asian="11pt"/>
    </style:style>
    <style:style style:name="P17" style:family="paragraph" style:parent-style-name="TM_20_1">
      <style:paragraph-properties>
        <style:tab-stops>
          <style:tab-stop style:position="15.981cm" style:type="right" style:leader-style="dotted" style:leader-text="."/>
        </style:tab-stops>
      </style:paragraph-properties>
    </style:style>
    <style:style style:name="P18" style:family="paragraph" style:parent-style-name="TM_20_1">
      <style:paragraph-properties>
        <style:tab-stops>
          <style:tab-stop style:position="0.847cm"/>
          <style:tab-stop style:position="15.981cm" style:type="right" style:leader-style="dotted" style:leader-text="."/>
        </style:tab-stops>
      </style:paragraph-properties>
    </style:style>
    <style:style style:name="P19" style:family="paragraph" style:parent-style-name="TM_20_2">
      <style:paragraph-properties>
        <style:tab-stops>
          <style:tab-stop style:position="1.164cm"/>
          <style:tab-stop style:position="15.593cm" style:type="right" style:leader-style="dotted" style:leader-text="."/>
        </style:tab-stops>
      </style:paragraph-properties>
    </style:style>
    <style:style style:name="P20" style:family="paragraph" style:parent-style-name="TM_20_3">
      <style:paragraph-properties>
        <style:tab-stops>
          <style:tab-stop style:position="1.482cm"/>
          <style:tab-stop style:position="15.134cm" style:type="right" style:leader-style="dotted" style:leader-text="."/>
        </style:tab-stops>
      </style:paragraph-properties>
    </style:style>
    <style:style style:name="P21" style:family="paragraph" style:parent-style-name="Code">
      <style:paragraph-properties fo:text-align="center" style:justify-single-word="false"/>
    </style:style>
    <style:style style:name="P22" style:family="paragraph" style:parent-style-name="Code">
      <style:text-properties fo:language="en" fo:country="US"/>
    </style:style>
    <style:style style:name="P23" style:family="paragraph" style:parent-style-name="Heading_20_2" style:list-style-name="L1"/>
    <style:style style:name="P24" style:family="paragraph" style:parent-style-name="Heading_20_2">
      <style:text-properties fo:font-size="12pt" style:font-name-asian="Calibri" style:font-size-asian="12pt" style:font-size-complex="11pt"/>
    </style:style>
    <style:style style:name="P25" style:family="paragraph" style:parent-style-name="Heading_20_2" style:list-style-name="L1">
      <style:text-properties style:font-name-asian="MS Mincho"/>
    </style:style>
    <style:style style:name="P26" style:family="paragraph" style:parent-style-name="Heading_20_2" style:list-style-name="L2"/>
    <style:style style:name="P27" style:family="paragraph" style:parent-style-name="Heading_20_3" style:list-style-name="L1"/>
    <style:style style:name="P28" style:family="paragraph" style:parent-style-name="Heading_20_1">
      <style:text-properties fo:language="en" fo:country="US"/>
    </style:style>
    <style:style style:name="P29" style:family="paragraph" style:parent-style-name="Heading_20_1" style:list-style-name="L1"/>
    <style:style style:name="P30" style:family="paragraph" style:parent-style-name="Normal" style:master-page-name="MPF0">
      <style:paragraph-properties style:page-number="auto" fo:break-before="page"/>
    </style:style>
    <style:style style:name="P31" style:family="paragraph" style:parent-style-name="Normal">
      <style:paragraph-properties fo:text-align="start" style:justify-single-word="false"/>
      <style:text-properties style:font-name-asian="MS Mincho"/>
    </style:style>
    <style:style style:name="T1" style:family="text">
      <style:text-properties style:font-name="LM Roman Caps 10" style:font-size-complex="12pt"/>
    </style:style>
    <style:style style:name="T2" style:family="text">
      <style:text-properties style:font-name="LM Roman Caps 10" fo:font-size="44pt" style:font-name-asian="MS Gothic" style:font-size-asian="44pt" style:font-size-complex="44pt"/>
    </style:style>
    <style:style style:name="T3" style:family="text">
      <style:text-properties style:font-name="LM Roman Caps 10" fo:font-size="14pt" fo:language="en" fo:country="US" style:font-size-asian="14pt" style:font-size-complex="14pt"/>
    </style:style>
    <style:style style:name="T4" style:family="text">
      <style:text-properties fo:language="en" fo:country="US"/>
    </style:style>
    <style:style style:name="T5" style:family="text">
      <style:text-properties style:font-name="Calibri" fo:font-size="11pt" style:font-name-asian="Yu Mincho" style:font-size-asian="11pt" style:language-asian="ja" style:country-asian="JP" style:font-name-complex="Times New Roman"/>
    </style:style>
    <style:style style:name="T6" style:family="text">
      <style:text-properties style:font-name-asian="MS Mincho"/>
    </style:style>
    <style:style style:name="T7" style:family="text">
      <style:text-properties fo:font-style="italic" style:font-style-asian="italic"/>
    </style:style>
    <style:style style:name="T8" style:family="text">
      <style:text-properties style:text-position="sub 58%"/>
    </style:style>
    <style:style style:name="T9" style:family="text">
      <style:text-properties style:text-position="sub 58%" fo:language="en" fo:country="US"/>
    </style:style>
    <style:style style:name="fr1" style:family="graphic" style:parent-style-name="OLE">
      <style:graphic-properties style:vertical-pos="middle" style:vertical-rel="baseline" draw:ole-draw-aspect="1"/>
    </style:style>
    <style:style style:name="fr2" style:family="graphic" style:parent-style-name="OLE">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81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4.44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5.08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4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3.17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3.81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4.44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5.08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5.71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Normal"/>
      <text:p text:style-name="Normal"/>
      <table:table table:name="Tableau1" table:style-name="Tableau1">
        <table:table-column table:style-name="Tableau1.A"/>
        <table:table-row>
          <table:table-cell table:style-name="Tableau1.A1" office:value-type="string">
            <text:p text:style-name="Sans_20_interligne"><text:span text:style-name="Police_20_par_20_défaut"><text:span text:style-name="T1">MT26 A 16</text:span></text:span></text:p>
          </table:table-cell>
        </table:table-row>
        <table:table-row>
          <table:table-cell table:style-name="Tableau1.A2" office:value-type="string">
            <text:p text:style-name="P4"><text:span text:style-name="Police_20_par_20_défaut"><text:span text:style-name="T2">Projet : Interpolation</text:span></text:span></text:p>
          </table:table-cell>
        </table:table-row>
        <table:table-row>
          <table:table-cell table:style-name="Tableau1.A1" office:value-type="string">
            <text:p text:style-name="Sans_20_interligne"><text:span text:style-name="Police_20_par_20_défaut"><text:span text:style-name="T1">Rapport final</text:span></text:span></text:p>
          </table:table-cell>
        </table:table-row>
      </table:table>
      <text:p text:style-name="P8"/>
      <table:table table:name="Tableau2" table:style-name="Tableau2">
        <table:table-column table:style-name="Tableau2.A"/>
        <table:table-row>
          <table:table-cell table:style-name="Tableau2.A1"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ans_20_interligne"><text:span text:style-name="Police_20_par_20_défaut"><text:span text:style-name="T3">Robin Trioux, William Veal Phan</text:span></text:span></text:p>
            <text:p text:style-name="P6"/>
            <text:p text:style-name="P7"/>
          </table:table-cell>
        </table:table-row>
      </table:table>
      <text:p text:style-name="P3"/>
      <text:h text:style-name="P28" text:outline-level="1"/>
      <text:p text:style-name="P11"/>
      <text:p text:style-name="P11"/>
      <text:p text:style-name="P11"/>
      <text:h text:style-name="Heading_20_1" text:outline-level="1"><text:span text:style-name="Police_20_par_20_défaut"><text:span text:style-name="T4"><text:tab/></text:span></text:span><text:bookmark-start text:name="_Toc468914555"/><text:bookmark-start text:name="_Toc468997845"/>Introduction<text:bookmark-end text:name="_Toc468914555"/><text:bookmark-end text:name="_Toc468997845"/></text:h>
      <text:p text:style-name="Normal"/>
      <text:p text:style-name="Sans_20_interligne"><text:tab/>L’interpolation d’une série de points est le processus visant à remplace un nombre fini de points, donc une représentation discrète d’un phénomène sur un segment donné, par une représentation continue, une fonction d’interpolation, sur ce même segment.</text:p>
      <text:p text:style-name="Sans_20_interligne"><text:tab/></text:p>
      <text:p text:style-name="Sans_20_interligne"><text:tab/>Il existe de nombreuses méthodes d’interpolation, utilisées dans de nombreux domaines scientifiques : en physique, avec de nombreuses applications au traitement de signaux, en statistique, mais aussi, et surtout, en informatique. L’interpolation permet la résolution approchée d’équations, la compression d’information ou encore le lissage de police d’écriture.</text:p>
      <text:p text:style-name="Sans_20_interligne"/>
      <text:p text:style-name="Sans_20_interligne"><text:tab/>Dans le cadre de notre projet, nous nous proposons de suivre les instructions d’un sujet du semestre d’automne 2012. Nous étudierons donc l’interpolation de Lagrange, l’interpolation de l’Hermite, la méthode des moindres carrés polynomiaux et, enfin, l’interpolation trigonométrique.</text:p>
      <text:p text:style-name="Sans_20_interligne"/>
      <text:p text:style-name="Sans_20_interligne"><text:tab/>Ces méthodes d’interpolation seront dans un premier temps implémentées sous forme de fonctions Maxima. Nous considèrerons que l’interface de wxMaxima, couplée au présent rapport et à une fonction d’aide, permettront d’utiliser de façon suffisante nos fonctions.</text:p>
      <text:p text:style-name="Sans_20_interligne"/>
      <text:p text:style-name="Sans_20_interligne"/>
      <text:p text:style-name="Sans_20_interligne"/>
      <text:p text:style-name="Sans_20_interligne"/>
      <text:p text:style-name="Sans_20_interligne"/>
      <text:p text:style-name="Sans_20_interligne"/>
      <text:p text:style-name="Sans_20_interligne"/>
      <text:p text:style-name="Sans_20_interligne"/>
      <text:p text:style-name="Sans_20_interligne"><text:soft-page-break/></text:p>
      <text:p text:style-name="Sans_20_interligne"/>
      <text:p text:style-name="Normal"/>
      <text:p text:style-name="Normal"/>
      <text:p text:style-name="Normal"/>
      <text:p text:style-name="En-tête_20_de_20_table_20_des_20_matières"><text:bookmark-start text:name="_Toc468997846"/>Table des matières<text:bookmark-end text:name="_Toc468997846"/></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Toc468997845" office:target-frame-name="_top" xlink:show="replace" text:style-name="Internet_20_link" text:visited-style-name="Visited_20_Internet_20_Link"><text:span text:style-name="Lien_20_hypertexte">Introduction</text:span></text:a><text:a xlink:type="simple" xlink:href="#_Toc468997845" office:target-frame-name="_top" xlink:show="replace" text:style-name="Internet_20_link" text:visited-style-name="Visited_20_Internet_20_Link"><text:tab/>2</text:a></text:p>
          <text:p text:style-name="P17"><text:a xlink:type="simple" xlink:href="#_Toc468997846" office:target-frame-name="_top" xlink:show="replace" text:style-name="Internet_20_link" text:visited-style-name="Visited_20_Internet_20_Link"><text:span text:style-name="Lien_20_hypertexte">Table des matières</text:span></text:a><text:a xlink:type="simple" xlink:href="#_Toc468997846" office:target-frame-name="_top" xlink:show="replace" text:style-name="Internet_20_link" text:visited-style-name="Visited_20_Internet_20_Link"><text:tab/>3</text:a></text:p>
          <text:p text:style-name="P18"><text:a xlink:type="simple" xlink:href="#_Toc468997847" office:target-frame-name="_top" xlink:show="replace" text:style-name="Internet_20_link" text:visited-style-name="Visited_20_Internet_20_Link"><text:span text:style-name="Lien_20_hypertexte">1.</text:span></text:a><text:a xlink:type="simple" xlink:href="#_Toc468997847" office:target-frame-name="_top" xlink:show="replace" text:style-name="Internet_20_link" text:visited-style-name="Visited_20_Internet_20_Link"><text:span text:style-name="Police_20_par_20_défaut"><text:span text:style-name="T5"><text:tab/></text:span></text:span></text:a><text:a xlink:type="simple" xlink:href="#_Toc468997847" office:target-frame-name="_top" xlink:show="replace" text:style-name="Internet_20_link" text:visited-style-name="Visited_20_Internet_20_Link"><text:span text:style-name="Lien_20_hypertexte">Méthodes d’interpolation implémentées</text:span></text:a><text:a xlink:type="simple" xlink:href="#_Toc468997847" office:target-frame-name="_top" xlink:show="replace" text:style-name="Internet_20_link" text:visited-style-name="Visited_20_Internet_20_Link"><text:tab/>4</text:a></text:p>
          <text:p text:style-name="P19"><text:a xlink:type="simple" xlink:href="#_Toc468997848" office:target-frame-name="_top" xlink:show="replace" text:style-name="Internet_20_link" text:visited-style-name="Visited_20_Internet_20_Link"><text:span text:style-name="Lien_20_hypertexte">1.1.</text:span></text:a><text:a xlink:type="simple" xlink:href="#_Toc468997848" office:target-frame-name="_top" xlink:show="replace" text:style-name="Internet_20_link" text:visited-style-name="Visited_20_Internet_20_Link"><text:span text:style-name="Police_20_par_20_défaut"><text:span text:style-name="T5"><text:tab/></text:span></text:span></text:a><text:a xlink:type="simple" xlink:href="#_Toc468997848" office:target-frame-name="_top" xlink:show="replace" text:style-name="Internet_20_link" text:visited-style-name="Visited_20_Internet_20_Link"><text:span text:style-name="Lien_20_hypertexte">Interpolation de Lagrange</text:span></text:a><text:a xlink:type="simple" xlink:href="#_Toc468997848" office:target-frame-name="_top" xlink:show="replace" text:style-name="Internet_20_link" text:visited-style-name="Visited_20_Internet_20_Link"><text:tab/>4</text:a></text:p>
          <text:p text:style-name="P20"><text:a xlink:type="simple" xlink:href="#_Toc468997849" office:target-frame-name="_top" xlink:show="replace" text:style-name="Internet_20_link" text:visited-style-name="Visited_20_Internet_20_Link"><text:span text:style-name="Lien_20_hypertexte">1.1.1.</text:span></text:a><text:a xlink:type="simple" xlink:href="#_Toc468997849" office:target-frame-name="_top" xlink:show="replace" text:style-name="Internet_20_link" text:visited-style-name="Visited_20_Internet_20_Link"><text:span text:style-name="Police_20_par_20_défaut"><text:span text:style-name="T5"><text:tab/></text:span></text:span></text:a><text:a xlink:type="simple" xlink:href="#_Toc468997849" office:target-frame-name="_top" xlink:show="replace" text:style-name="Internet_20_link" text:visited-style-name="Visited_20_Internet_20_Link"><text:span text:style-name="Lien_20_hypertexte">Principe général</text:span></text:a><text:a xlink:type="simple" xlink:href="#_Toc468997849" office:target-frame-name="_top" xlink:show="replace" text:style-name="Internet_20_link" text:visited-style-name="Visited_20_Internet_20_Link"><text:tab/>4</text:a></text:p>
          <text:p text:style-name="P20"><text:a xlink:type="simple" xlink:href="#_Toc468997850" office:target-frame-name="_top" xlink:show="replace" text:style-name="Internet_20_link" text:visited-style-name="Visited_20_Internet_20_Link"><text:span text:style-name="Lien_20_hypertexte">1.1.2.</text:span></text:a><text:a xlink:type="simple" xlink:href="#_Toc468997850" office:target-frame-name="_top" xlink:show="replace" text:style-name="Internet_20_link" text:visited-style-name="Visited_20_Internet_20_Link"><text:span text:style-name="Police_20_par_20_défaut"><text:span text:style-name="T5"><text:tab/></text:span></text:span></text:a><text:a xlink:type="simple" xlink:href="#_Toc468997850" office:target-frame-name="_top" xlink:show="replace" text:style-name="Internet_20_link" text:visited-style-name="Visited_20_Internet_20_Link"><text:span text:style-name="Lien_20_hypertexte">Algorithme</text:span></text:a><text:a xlink:type="simple" xlink:href="#_Toc468997850" office:target-frame-name="_top" xlink:show="replace" text:style-name="Internet_20_link" text:visited-style-name="Visited_20_Internet_20_Link"><text:tab/>4</text:a></text:p>
          <text:p text:style-name="P19"><text:a xlink:type="simple" xlink:href="#_Toc468997851" office:target-frame-name="_top" xlink:show="replace" text:style-name="Internet_20_link" text:visited-style-name="Visited_20_Internet_20_Link"><text:span text:style-name="Lien_20_hypertexte">1.2.</text:span></text:a><text:a xlink:type="simple" xlink:href="#_Toc468997851" office:target-frame-name="_top" xlink:show="replace" text:style-name="Internet_20_link" text:visited-style-name="Visited_20_Internet_20_Link"><text:span text:style-name="Police_20_par_20_défaut"><text:span text:style-name="T5"><text:tab/></text:span></text:span></text:a><text:a xlink:type="simple" xlink:href="#_Toc468997851" office:target-frame-name="_top" xlink:show="replace" text:style-name="Internet_20_link" text:visited-style-name="Visited_20_Internet_20_Link"><text:span text:style-name="Lien_20_hypertexte">Interpolation de l’Hermite</text:span></text:a><text:a xlink:type="simple" xlink:href="#_Toc468997851" office:target-frame-name="_top" xlink:show="replace" text:style-name="Internet_20_link" text:visited-style-name="Visited_20_Internet_20_Link"><text:tab/>5</text:a></text:p>
          <text:p text:style-name="P20"><text:a xlink:type="simple" xlink:href="#_Toc468997852" office:target-frame-name="_top" xlink:show="replace" text:style-name="Internet_20_link" text:visited-style-name="Visited_20_Internet_20_Link"><text:span text:style-name="Lien_20_hypertexte">1.2.1.</text:span></text:a><text:a xlink:type="simple" xlink:href="#_Toc468997852" office:target-frame-name="_top" xlink:show="replace" text:style-name="Internet_20_link" text:visited-style-name="Visited_20_Internet_20_Link"><text:span text:style-name="Police_20_par_20_défaut"><text:span text:style-name="T5"><text:tab/></text:span></text:span></text:a><text:a xlink:type="simple" xlink:href="#_Toc468997852" office:target-frame-name="_top" xlink:show="replace" text:style-name="Internet_20_link" text:visited-style-name="Visited_20_Internet_20_Link"><text:span text:style-name="Lien_20_hypertexte">Principe général</text:span></text:a><text:a xlink:type="simple" xlink:href="#_Toc468997852" office:target-frame-name="_top" xlink:show="replace" text:style-name="Internet_20_link" text:visited-style-name="Visited_20_Internet_20_Link"><text:tab/>5</text:a></text:p>
          <text:p text:style-name="P20"><text:a xlink:type="simple" xlink:href="#_Toc468997853" office:target-frame-name="_top" xlink:show="replace" text:style-name="Internet_20_link" text:visited-style-name="Visited_20_Internet_20_Link"><text:span text:style-name="Lien_20_hypertexte">1.2.2.</text:span></text:a><text:a xlink:type="simple" xlink:href="#_Toc468997853" office:target-frame-name="_top" xlink:show="replace" text:style-name="Internet_20_link" text:visited-style-name="Visited_20_Internet_20_Link"><text:span text:style-name="Police_20_par_20_défaut"><text:span text:style-name="T5"><text:tab/></text:span></text:span></text:a><text:a xlink:type="simple" xlink:href="#_Toc468997853" office:target-frame-name="_top" xlink:show="replace" text:style-name="Internet_20_link" text:visited-style-name="Visited_20_Internet_20_Link"><text:span text:style-name="Lien_20_hypertexte">Algorithme</text:span></text:a><text:a xlink:type="simple" xlink:href="#_Toc468997853" office:target-frame-name="_top" xlink:show="replace" text:style-name="Internet_20_link" text:visited-style-name="Visited_20_Internet_20_Link"><text:tab/>5</text:a></text:p>
          <text:p text:style-name="P19"><text:a xlink:type="simple" xlink:href="#_Toc468997854" office:target-frame-name="_top" xlink:show="replace" text:style-name="Internet_20_link" text:visited-style-name="Visited_20_Internet_20_Link"><text:span text:style-name="Lien_20_hypertexte">1.3.</text:span></text:a><text:a xlink:type="simple" xlink:href="#_Toc468997854" office:target-frame-name="_top" xlink:show="replace" text:style-name="Internet_20_link" text:visited-style-name="Visited_20_Internet_20_Link"><text:span text:style-name="Police_20_par_20_défaut"><text:span text:style-name="T5"><text:tab/></text:span></text:span></text:a><text:a xlink:type="simple" xlink:href="#_Toc468997854" office:target-frame-name="_top" xlink:show="replace" text:style-name="Internet_20_link" text:visited-style-name="Visited_20_Internet_20_Link"><text:span text:style-name="Lien_20_hypertexte">Méthode des moindres carrés</text:span></text:a><text:a xlink:type="simple" xlink:href="#_Toc468997854" office:target-frame-name="_top" xlink:show="replace" text:style-name="Internet_20_link" text:visited-style-name="Visited_20_Internet_20_Link"><text:tab/>5</text:a></text:p>
          <text:p text:style-name="P20"><text:a xlink:type="simple" xlink:href="#_Toc468997855" office:target-frame-name="_top" xlink:show="replace" text:style-name="Internet_20_link" text:visited-style-name="Visited_20_Internet_20_Link"><text:span text:style-name="Lien_20_hypertexte">1.3.1.</text:span></text:a><text:a xlink:type="simple" xlink:href="#_Toc468997855" office:target-frame-name="_top" xlink:show="replace" text:style-name="Internet_20_link" text:visited-style-name="Visited_20_Internet_20_Link"><text:span text:style-name="Police_20_par_20_défaut"><text:span text:style-name="T5"><text:tab/></text:span></text:span></text:a><text:a xlink:type="simple" xlink:href="#_Toc468997855" office:target-frame-name="_top" xlink:show="replace" text:style-name="Internet_20_link" text:visited-style-name="Visited_20_Internet_20_Link"><text:span text:style-name="Lien_20_hypertexte">Principe général</text:span></text:a><text:a xlink:type="simple" xlink:href="#_Toc468997855" office:target-frame-name="_top" xlink:show="replace" text:style-name="Internet_20_link" text:visited-style-name="Visited_20_Internet_20_Link"><text:tab/>5</text:a></text:p>
          <text:p text:style-name="P20"><text:a xlink:type="simple" xlink:href="#_Toc468997856" office:target-frame-name="_top" xlink:show="replace" text:style-name="Internet_20_link" text:visited-style-name="Visited_20_Internet_20_Link"><text:span text:style-name="Lien_20_hypertexte">1.3.2.</text:span></text:a><text:a xlink:type="simple" xlink:href="#_Toc468997856" office:target-frame-name="_top" xlink:show="replace" text:style-name="Internet_20_link" text:visited-style-name="Visited_20_Internet_20_Link"><text:span text:style-name="Police_20_par_20_défaut"><text:span text:style-name="T5"><text:tab/></text:span></text:span></text:a><text:a xlink:type="simple" xlink:href="#_Toc468997856" office:target-frame-name="_top" xlink:show="replace" text:style-name="Internet_20_link" text:visited-style-name="Visited_20_Internet_20_Link"><text:span text:style-name="Lien_20_hypertexte">Algorithme</text:span></text:a><text:a xlink:type="simple" xlink:href="#_Toc468997856" office:target-frame-name="_top" xlink:show="replace" text:style-name="Internet_20_link" text:visited-style-name="Visited_20_Internet_20_Link"><text:tab/>6</text:a></text:p>
          <text:p text:style-name="P19"><text:a xlink:type="simple" xlink:href="#_Toc468997857" office:target-frame-name="_top" xlink:show="replace" text:style-name="Internet_20_link" text:visited-style-name="Visited_20_Internet_20_Link"><text:span text:style-name="Lien_20_hypertexte"><text:span text:style-name="T6">1.4.</text:span></text:span></text:a><text:a xlink:type="simple" xlink:href="#_Toc468997857" office:target-frame-name="_top" xlink:show="replace" text:style-name="Internet_20_link" text:visited-style-name="Visited_20_Internet_20_Link"><text:span text:style-name="Police_20_par_20_défaut"><text:span text:style-name="T5"><text:tab/></text:span></text:span></text:a><text:a xlink:type="simple" xlink:href="#_Toc468997857" office:target-frame-name="_top" xlink:show="replace" text:style-name="Internet_20_link" text:visited-style-name="Visited_20_Internet_20_Link"><text:span text:style-name="Lien_20_hypertexte"><text:span text:style-name="T6">Interpolation trigonométrique</text:span></text:span></text:a><text:a xlink:type="simple" xlink:href="#_Toc468997857" office:target-frame-name="_top" xlink:show="replace" text:style-name="Internet_20_link" text:visited-style-name="Visited_20_Internet_20_Link"><text:tab/>7</text:a></text:p>
          <text:p text:style-name="P20"><text:a xlink:type="simple" xlink:href="#_Toc468997858" office:target-frame-name="_top" xlink:show="replace" text:style-name="Internet_20_link" text:visited-style-name="Visited_20_Internet_20_Link"><text:span text:style-name="Lien_20_hypertexte">1.4.1.</text:span></text:a><text:a xlink:type="simple" xlink:href="#_Toc468997858" office:target-frame-name="_top" xlink:show="replace" text:style-name="Internet_20_link" text:visited-style-name="Visited_20_Internet_20_Link"><text:span text:style-name="Police_20_par_20_défaut"><text:span text:style-name="T5"><text:tab/></text:span></text:span></text:a><text:a xlink:type="simple" xlink:href="#_Toc468997858" office:target-frame-name="_top" xlink:show="replace" text:style-name="Internet_20_link" text:visited-style-name="Visited_20_Internet_20_Link"><text:span text:style-name="Lien_20_hypertexte">Principe général</text:span></text:a><text:a xlink:type="simple" xlink:href="#_Toc468997858" office:target-frame-name="_top" xlink:show="replace" text:style-name="Internet_20_link" text:visited-style-name="Visited_20_Internet_20_Link"><text:tab/>7</text:a></text:p>
          <text:p text:style-name="P20"><text:a xlink:type="simple" xlink:href="#_Toc468997859" office:target-frame-name="_top" xlink:show="replace" text:style-name="Internet_20_link" text:visited-style-name="Visited_20_Internet_20_Link"><text:span text:style-name="Lien_20_hypertexte">1.4.2.</text:span></text:a><text:a xlink:type="simple" xlink:href="#_Toc468997859" office:target-frame-name="_top" xlink:show="replace" text:style-name="Internet_20_link" text:visited-style-name="Visited_20_Internet_20_Link"><text:span text:style-name="Police_20_par_20_défaut"><text:span text:style-name="T5"><text:tab/></text:span></text:span></text:a><text:a xlink:type="simple" xlink:href="#_Toc468997859" office:target-frame-name="_top" xlink:show="replace" text:style-name="Internet_20_link" text:visited-style-name="Visited_20_Internet_20_Link"><text:span text:style-name="Lien_20_hypertexte">Algorithme</text:span></text:a><text:a xlink:type="simple" xlink:href="#_Toc468997859" office:target-frame-name="_top" xlink:show="replace" text:style-name="Internet_20_link" text:visited-style-name="Visited_20_Internet_20_Link"><text:tab/>8</text:a></text:p>
          <text:p text:style-name="P18"><text:a xlink:type="simple" xlink:href="#_Toc468997860" office:target-frame-name="_top" xlink:show="replace" text:style-name="Internet_20_link" text:visited-style-name="Visited_20_Internet_20_Link"><text:span text:style-name="Lien_20_hypertexte">2.</text:span></text:a><text:a xlink:type="simple" xlink:href="#_Toc468997860" office:target-frame-name="_top" xlink:show="replace" text:style-name="Internet_20_link" text:visited-style-name="Visited_20_Internet_20_Link"><text:span text:style-name="Police_20_par_20_défaut"><text:span text:style-name="T5"><text:tab/></text:span></text:span></text:a><text:a xlink:type="simple" xlink:href="#_Toc468997860" office:target-frame-name="_top" xlink:show="replace" text:style-name="Internet_20_link" text:visited-style-name="Visited_20_Internet_20_Link"><text:span text:style-name="Lien_20_hypertexte">Étude et comparaison des méthodes d’interpolation</text:span></text:a><text:a xlink:type="simple" xlink:href="#_Toc468997860" office:target-frame-name="_top" xlink:show="replace" text:style-name="Internet_20_link" text:visited-style-name="Visited_20_Internet_20_Link"><text:tab/>9</text:a></text:p>
          <text:p text:style-name="P19"><text:a xlink:type="simple" xlink:href="#_Toc468997861" office:target-frame-name="_top" xlink:show="replace" text:style-name="Internet_20_link" text:visited-style-name="Visited_20_Internet_20_Link"><text:span text:style-name="Lien_20_hypertexte">2.1.</text:span></text:a><text:a xlink:type="simple" xlink:href="#_Toc468997861" office:target-frame-name="_top" xlink:show="replace" text:style-name="Internet_20_link" text:visited-style-name="Visited_20_Internet_20_Link"><text:span text:style-name="Police_20_par_20_défaut"><text:span text:style-name="T5"><text:tab/></text:span></text:span></text:a><text:a xlink:type="simple" xlink:href="#_Toc468997861" office:target-frame-name="_top" xlink:show="replace" text:style-name="Internet_20_link" text:visited-style-name="Visited_20_Internet_20_Link"><text:span text:style-name="Lien_20_hypertexte">Listes de points</text:span></text:a><text:a xlink:type="simple" xlink:href="#_Toc468997861" office:target-frame-name="_top" xlink:show="replace" text:style-name="Internet_20_link" text:visited-style-name="Visited_20_Internet_20_Link"><text:tab/>9</text:a></text:p>
          <text:p text:style-name="P19"><text:a xlink:type="simple" xlink:href="#_Toc468997862" office:target-frame-name="_top" xlink:show="replace" text:style-name="Internet_20_link" text:visited-style-name="Visited_20_Internet_20_Link"><text:span text:style-name="Lien_20_hypertexte">2.2.</text:span></text:a><text:a xlink:type="simple" xlink:href="#_Toc468997862" office:target-frame-name="_top" xlink:show="replace" text:style-name="Internet_20_link" text:visited-style-name="Visited_20_Internet_20_Link"><text:span text:style-name="Police_20_par_20_défaut"><text:span text:style-name="T5"><text:tab/></text:span></text:span></text:a><text:a xlink:type="simple" xlink:href="#_Toc468997862" office:target-frame-name="_top" xlink:show="replace" text:style-name="Internet_20_link" text:visited-style-name="Visited_20_Internet_20_Link"><text:span text:style-name="Lien_20_hypertexte">Définition du critère d’erreur</text:span></text:a><text:a xlink:type="simple" xlink:href="#_Toc468997862" office:target-frame-name="_top" xlink:show="replace" text:style-name="Internet_20_link" text:visited-style-name="Visited_20_Internet_20_Link"><text:tab/>9</text:a></text:p>
          <text:p text:style-name="P19"><text:a xlink:type="simple" xlink:href="#_Toc468997863" office:target-frame-name="_top" xlink:show="replace" text:style-name="Internet_20_link" text:visited-style-name="Visited_20_Internet_20_Link"><text:span text:style-name="Lien_20_hypertexte">2.3.</text:span></text:a><text:a xlink:type="simple" xlink:href="#_Toc468997863" office:target-frame-name="_top" xlink:show="replace" text:style-name="Internet_20_link" text:visited-style-name="Visited_20_Internet_20_Link"><text:span text:style-name="Police_20_par_20_défaut"><text:span text:style-name="T5"><text:tab/></text:span></text:span></text:a><text:a xlink:type="simple" xlink:href="#_Toc468997863" office:target-frame-name="_top" xlink:show="replace" text:style-name="Internet_20_link" text:visited-style-name="Visited_20_Internet_20_Link"><text:span text:style-name="Lien_20_hypertexte">Comparaison Lagrange – l’Hermite</text:span></text:a><text:a xlink:type="simple" xlink:href="#_Toc468997863" office:target-frame-name="_top" xlink:show="replace" text:style-name="Internet_20_link" text:visited-style-name="Visited_20_Internet_20_Link"><text:tab/>10</text:a></text:p>
          <text:p text:style-name="P19"><text:a xlink:type="simple" xlink:href="#_Toc468997864" office:target-frame-name="_top" xlink:show="replace" text:style-name="Internet_20_link" text:visited-style-name="Visited_20_Internet_20_Link"><text:span text:style-name="Lien_20_hypertexte">2.4.</text:span></text:a><text:a xlink:type="simple" xlink:href="#_Toc468997864" office:target-frame-name="_top" xlink:show="replace" text:style-name="Internet_20_link" text:visited-style-name="Visited_20_Internet_20_Link"><text:span text:style-name="Police_20_par_20_défaut"><text:span text:style-name="T5"><text:tab/></text:span></text:span></text:a><text:a xlink:type="simple" xlink:href="#_Toc468997864" office:target-frame-name="_top" xlink:show="replace" text:style-name="Internet_20_link" text:visited-style-name="Visited_20_Internet_20_Link"><text:span text:style-name="Lien_20_hypertexte">Fiabilité des moindres carrés polynomiaux</text:span></text:a><text:a xlink:type="simple" xlink:href="#_Toc468997864" office:target-frame-name="_top" xlink:show="replace" text:style-name="Internet_20_link" text:visited-style-name="Visited_20_Internet_20_Link"><text:tab/>10</text:a></text:p>
          <text:p text:style-name="P17"><text:a xlink:type="simple" xlink:href="#_Toc468997865" office:target-frame-name="_top" xlink:show="replace" text:style-name="Internet_20_link" text:visited-style-name="Visited_20_Internet_20_Link"><text:span text:style-name="Lien_20_hypertexte">Conclusion</text:span></text:a><text:a xlink:type="simple" xlink:href="#_Toc468997865" office:target-frame-name="_top" xlink:show="replace" text:style-name="Internet_20_link" text:visited-style-name="Visited_20_Internet_20_Link"><text:tab/>10</text:a></text:p>
        </text:index-body>
      </text:table-of-content>
      <text:p text:style-name="Normal"/>
      <text:p text:style-name="Normal"/>
      <text:p text:style-name="Normal"><text:soft-page-break/></text:p>
      <text:p text:style-name="Normal"/>
      <text:list xml:id="list9065234115475969513" text:style-name="L1">
        <text:list-item>
          <text:p text:style-name="P29"><text:bookmark-start text:name="_Toc468997847"/><text:bookmark-start text:name="_Toc468914556"/>Méthodes d’interpolation implémentées<text:bookmark-end text:name="_Toc468997847"/><text:bookmark-end text:name="_Toc468914556"/></text:p>
        </text:list-item>
      </text:list>
      <text:p text:style-name="Normal"/>
      <text:list xml:id="list193419369842806" text:continue-numbering="true" text:style-name="L1">
        <text:list-item>
          <text:list>
            <text:list-item>
              <text:p text:style-name="P23"><text:bookmark-start text:name="_Toc468997848"/><text:bookmark-start text:name="_Toc468914557"/>Interpolation de Lagrange<text:bookmark-end text:name="_Toc468997848"/><text:bookmark-end text:name="_Toc468914557"/></text:p>
            </text:list-item>
          </text:list>
        </text:list-item>
      </text:list>
      <text:p text:style-name="Normal"/>
      <text:list xml:id="list193418734219060" text:continue-numbering="true" text:style-name="L1">
        <text:list-item>
          <text:list>
            <text:list-item>
              <text:list>
                <text:list-item>
                  <text:p text:style-name="P27"><text:bookmark-start text:name="_Toc468997849"/><text:bookmark-start text:name="_Toc468914558"/>Principe général<text:bookmark-end text:name="_Toc468997849"/><text:bookmark-end text:name="_Toc468914558"/></text:p>
                </text:list-item>
              </text:list>
            </text:list-item>
          </text:list>
        </text:list-item>
      </text:list>
      <text:p text:style-name="Normal"/>
      <text:p text:style-name="Normal"><text:tab/>L’interpolation selon Lagrange se propose d’interpoler <text:span text:style-name="Police_20_par_20_défaut"><text:span text:style-name="T7">n+1</text:span></text:span> points (x<text:span text:style-name="Police_20_par_20_défaut"><text:span text:style-name="T8">0</text:span></text:span>,y<text:span text:style-name="Police_20_par_20_défaut"><text:span text:style-name="T8">0</text:span></text:span>), (x<text:span text:style-name="Police_20_par_20_défaut"><text:span text:style-name="T8">0</text:span></text:span>,y<text:span text:style-name="Police_20_par_20_défaut"><text:span text:style-name="T8">0</text:span></text:span>), (x<text:span text:style-name="Police_20_par_20_défaut"><text:span text:style-name="T8">1</text:span></text:span>,y<text:span text:style-name="Police_20_par_20_défaut"><text:span text:style-name="T8">1</text:span></text:span>), (x<text:span text:style-name="Police_20_par_20_défaut"><text:span text:style-name="T8">2</text:span></text:span>,y<text:span text:style-name="Police_20_par_20_défaut"><text:span text:style-name="T8">2</text:span></text:span>), (x<text:span text:style-name="Police_20_par_20_défaut"><text:span text:style-name="T8">3</text:span></text:span>,y<text:span text:style-name="Police_20_par_20_défaut"><text:span text:style-name="T8">3</text:span></text:span>) … (x<text:span text:style-name="Police_20_par_20_défaut"><text:span text:style-name="T8">n</text:span></text:span>,y<text:span text:style-name="Police_20_par_20_défaut"><text:span text:style-name="T8">n</text:span></text:span>) avec les x<text:span text:style-name="Police_20_par_20_défaut"><text:span text:style-name="T8">i</text:span></text:span> distincts deux à deux.<text:line-break/>On cherchera alors à construire un polynôme unique de degré au plus n ;</text:p>
      <text:p text:style-name="P12"><draw:frame draw:style-name="fr1" draw:name="1" text:anchor-type="as-char" svg:width="3.628cm" style:rel-width="scale" svg:height="1.139cm" style:rel-height="scale" draw:z-index="0"><draw:object xlink:href="./Object 1" xlink:type="simple" xlink:show="embed" xlink:actuate="onLoad"/><draw:image xlink:href="./ObjectReplacements/Object 1" xlink:type="simple" xlink:show="embed" xlink:actuate="onLoad"/></draw:frame></text:p>
      <text:p text:style-name="P13"><text:span text:style-name="Police_20_par_20_défaut"><text:span text:style-name="T6"><text:tab/>Avec, </text:span></text:span></text:p>
      <text:p text:style-name="P12"><draw:frame draw:style-name="fr2" draw:name="2" text:anchor-type="as-char" svg:y="0cm" svg:width="8.811cm" style:rel-width="scale" svg:height="1.115cm" style:rel-height="scale" draw:z-index="1"><draw:object xlink:href="./Object 2" xlink:type="simple" xlink:show="embed" xlink:actuate="onLoad"/><draw:image xlink:href="./ObjectReplacements/Object 2" xlink:type="simple" xlink:show="embed" xlink:actuate="onLoad"/></draw:frame></text:p>
      <text:p text:style-name="P15"><text:tab/>Les polynômes de Lagrange sont exprimés :</text:p>
      <text:p text:style-name="P12"><draw:frame draw:style-name="fr1" draw:name="3" text:anchor-type="as-char" svg:width="6.025cm" style:rel-width="scale" svg:height="1.159cm" style:rel-height="scale" draw:z-index="2"><draw:object xlink:href="./Object 3" xlink:type="simple" xlink:show="embed" xlink:actuate="onLoad"/><draw:image xlink:href="./ObjectReplacements/Object 3" xlink:type="simple" xlink:show="embed" xlink:actuate="onLoad"/></draw:frame></text:p>
      <text:p text:style-name="P15"><text:tab/>L’unicité de ce polynôme se prouve en exploitant les propriétés vectorielles des polynômes.</text:p>
      <text:p text:style-name="P15"/>
      <text:list xml:id="list193419585152438" text:continue-numbering="true" text:style-name="L1">
        <text:list-item>
          <text:list>
            <text:list-item>
              <text:list>
                <text:list-item>
                  <text:p text:style-name="P27"><text:bookmark-start text:name="_Toc468997850"/><text:bookmark-start text:name="_Toc468914559"/>Algorithme<text:bookmark-end text:name="_Toc468997850"/><text:bookmark-end text:name="_Toc468914559"/></text:p>
                </text:list-item>
              </text:list>
            </text:list-item>
          </text:list>
        </text:list-item>
      </text:list>
      <text:p text:style-name="Normal"/>
      <text:p text:style-name="Normal"><text:tab/>L’interpolation de Lagrange a été implémentée par deux fonctions, Lagrange et PedagoLagrange. Les deux fonctions ont un fonctionnement similaire, la seule différence étant que PedagoLagrange inclue l’affichage de graphique montrant la construction du polyn6ome d’interpolation.</text:p>
      <text:p text:style-name="Code"><text:soft-page-break/>Arguments :</text:p>
      <text:p text:style-name="Code">xi : liste des abscisses, [x1,…,xn]</text:p>
      <text:p text:style-name="Code">yi : liste des ordonnées, [y1,…,yn]</text:p>
      <text:p text:style-name="Code">x : la variable muette</text:p>
      <text:p text:style-name="Code">Résultat :</text:p>
      <text:p text:style-name="Code">F_L(x) : une fonction de x, le polynôme d’interpolation</text:p>
      <text:p text:style-name="Code">Lagrange(x : variable, xi : liste[réels],yi : liste[réels]) : fonction de x</text:p>
      <text:p text:style-name="Code">DEBUT</text:p>
      <text:p text:style-name="Code"><text:tab/>n &lt;- taille(xi)-1</text:p>
      <text:p text:style-name="Code"><text:tab/>L(x) : fonction de x</text:p>
      <text:p text:style-name="Code"><text:tab/>L(x) &lt;- 0</text:p>
      <text:p text:style-name="Code"><text:tab/>pour i de 1 a n+1 faire</text:p>
      <text:p text:style-name="Code"><text:tab/><text:tab/>Li(x) fonction de x</text:p>
      <text:p text:style-name="Code"><text:tab/><text:tab/>Li(x) &lt;- 1</text:p>
      <text:p text:style-name="Code"><text:tab/><text:tab/>pour j de 1 a n+1 faire</text:p>
      <text:p text:style-name="Code"><text:tab/><text:tab/><text:tab/>si (non(i = j)) alors</text:p>
      <text:p text:style-name="Code"><text:tab/><text:tab/><text:tab/><text:tab/>Li(x) &lt;- Li(x) * (x-xi[j])/(xi[i]-xi[j])</text:p>
      <text:p text:style-name="Code"><text:tab/><text:tab/><text:tab/>fin si</text:p>
      <text:p text:style-name="Code"><text:tab/><text:tab/><text:tab/></text:p>
      <text:p text:style-name="Code"><text:tab/><text:tab/>fait</text:p>
      <text:p text:style-name="Code"><text:tab/><text:tab/>L(x) &lt;- yi[i] * Li(x) + L(x)</text:p>
      <text:p text:style-name="Code"><text:tab/>fait</text:p>
      <text:p text:style-name="Code"><text:tab/>Lagrange &lt;- L(x)</text:p>
      <text:p text:style-name="Code">FIN</text:p>
      <text:p text:style-name="Code"/>
      <text:list xml:id="list193420482463134" text:continue-numbering="true" text:style-name="L1">
        <text:list-item>
          <text:list>
            <text:list-item>
              <text:p text:style-name="P23"><text:bookmark-start text:name="_Toc468997851"/><text:bookmark-start text:name="_Toc468914560"/>Interpolation de l’Hermite<text:bookmark-end text:name="_Toc468997851"/><text:bookmark-end text:name="_Toc468914560"/></text:p>
            </text:list-item>
          </text:list>
        </text:list-item>
      </text:list>
      <text:p text:style-name="Normal"/>
      <text:list xml:id="list193420547614136" text:continue-numbering="true" text:style-name="L1">
        <text:list-item>
          <text:list>
            <text:list-item>
              <text:list>
                <text:list-item>
                  <text:p text:style-name="P27"><text:bookmark-start text:name="_Toc468997852"/><text:bookmark-start text:name="_Toc468914561"/>Principe général<text:bookmark-end text:name="_Toc468997852"/><text:bookmark-end text:name="_Toc468914561"/></text:p>
                </text:list-item>
              </text:list>
            </text:list-item>
          </text:list>
        </text:list-item>
      </text:list>
      <text:p text:style-name="Normal"/>
      <text:list xml:id="list193418838172106" text:continue-numbering="true" text:style-name="L1">
        <text:list-item>
          <text:list>
            <text:list-item>
              <text:list>
                <text:list-item>
                  <text:p text:style-name="P27"><text:bookmark-start text:name="_Toc468997853"/><text:bookmark-start text:name="_Toc468914562"/>Algorithme<text:bookmark-end text:name="_Toc468997853"/><text:bookmark-end text:name="_Toc468914562"/></text:p>
                </text:list-item>
              </text:list>
            </text:list-item>
          </text:list>
        </text:list-item>
      </text:list>
      <text:h text:style-name="P24" text:outline-level="2"/>
      <text:list xml:id="list193419903918008" text:continue-numbering="true" text:style-name="L1">
        <text:list-item>
          <text:list>
            <text:list-item>
              <text:p text:style-name="P23"><text:bookmark-start text:name="_Toc468997854"/><text:bookmark-start text:name="_Toc468914563"/>Méthode des moindres carrés<text:bookmark-end text:name="_Toc468997854"/><text:bookmark-end text:name="_Toc468914563"/></text:p>
            </text:list-item>
          </text:list>
        </text:list-item>
      </text:list>
      <text:h text:style-name="Heading_20_3" text:outline-level="3"/>
      <text:list xml:id="list193419512347581" text:continue-numbering="true" text:style-name="L1">
        <text:list-item>
          <text:list>
            <text:list-item>
              <text:list>
                <text:list-item>
                  <text:p text:style-name="P27"><text:bookmark-start text:name="_Toc468997855"/><text:bookmark-start text:name="_Toc468914564"/>Principe général<text:bookmark-end text:name="_Toc468997855"/><text:bookmark-end text:name="_Toc468914564"/></text:p>
                </text:list-item>
              </text:list>
            </text:list-item>
          </text:list>
        </text:list-item>
      </text:list>
      <text:p text:style-name="Normal"><text:tab/></text:p>
      <text:p text:style-name="Normal"><text:tab/>La méthode des moindres carrés polynomiaux consiste cherche à ajuster une série de points par le polynôme du degré choisi minimisant la somme l’erreur quadratique. </text:p>
      <text:p text:style-name="Normal"><text:tab/>Soit n un entier positif, et <draw:frame draw:style-name="fr1" draw:name="4" text:anchor-type="as-char" svg:width="4.419cm" style:rel-width="scale" svg:height="0.503cm" style:rel-height="scale" draw:z-index="3"><draw:object xlink:href="./Object 4" xlink:type="simple" xlink:show="embed" xlink:actuate="onLoad"/><draw:image xlink:href="./ObjectReplacements/Object 4" xlink:type="simple" xlink:show="embed" xlink:actuate="onLoad"/></draw:frame><text:span text:style-name="Police_20_par_20_défaut"><text:span text:style-name="T6"> une série de n points que nous souhaitons ajuster par un polynôme P de degré d :</text:span></text:span></text:p>
      <text:p text:style-name="P12"><text:soft-page-break/><draw:frame draw:style-name="fr1" draw:name="5" text:anchor-type="as-char" svg:width="2.805cm" style:rel-width="scale" svg:height="1.429cm" style:rel-height="scale" draw:z-index="4"><draw:object xlink:href="./Object 5" xlink:type="simple" xlink:show="embed" xlink:actuate="onLoad"/><draw:image xlink:href="./ObjectReplacements/Object 5" xlink:type="simple" xlink:show="embed" xlink:actuate="onLoad"/></draw:frame></text:p>
      <text:p text:style-name="Normal"><text:tab/>On se fixe comme condition que P doit minimiser la somme du carré des erreurs, ie.</text:p>
      <text:p text:style-name="Normal"><text:tab/><text:tab/><text:tab/><draw:frame draw:style-name="fr1" draw:name="6" text:anchor-type="as-char" svg:width="12.885cm" style:rel-width="scale" svg:height="1.376cm" style:rel-height="scale" draw:z-index="5"><draw:object xlink:href="./Object 6" xlink:type="simple" xlink:show="embed" xlink:actuate="onLoad"/><draw:image xlink:href="./ObjectReplacements/Object 6" xlink:type="simple" xlink:show="embed" xlink:actuate="onLoad"/></draw:frame></text:p>
      <text:p text:style-name="P14"><text:tab/>On notera la solution </text:p>
      <text:p text:style-name="P12"><draw:frame draw:style-name="fr1" draw:name="7" text:anchor-type="as-char" svg:width="5.583cm" style:rel-width="scale" svg:height="1.376cm" style:rel-height="scale" draw:z-index="6"><draw:object xlink:href="./Object 7" xlink:type="simple" xlink:show="embed" xlink:actuate="onLoad"/><draw:image xlink:href="./ObjectReplacements/Object 7" xlink:type="simple" xlink:show="embed" xlink:actuate="onLoad"/></draw:frame></text:p>
      <text:p text:style-name="P14"><text:tab/>On détermine Â en posant :</text:p>
      <text:p text:style-name="P12"><draw:frame draw:style-name="fr1" draw:name="8" text:anchor-type="as-char" svg:width="1.852cm" style:rel-width="scale" svg:height="1.349cm" style:rel-height="scale" draw:z-index="7"><draw:object xlink:href="./Object 8" xlink:type="simple" xlink:show="embed" xlink:actuate="onLoad"/><draw:image xlink:href="./ObjectReplacements/Object 8" xlink:type="simple" xlink:show="embed" xlink:actuate="onLoad"/></draw:frame><text:span text:style-name="Police_20_par_20_défaut"><text:span text:style-name="T6"> et </text:span></text:span><draw:frame draw:style-name="fr1" draw:name="9" text:anchor-type="as-char" svg:width="5.45cm" style:rel-width="scale" svg:height="2.117cm" style:rel-height="scale" draw:z-index="8"><draw:object xlink:href="./Object 9" xlink:type="simple" xlink:show="embed" xlink:actuate="onLoad"/><draw:image xlink:href="./ObjectReplacements/Object 9" xlink:type="simple" xlink:show="embed" xlink:actuate="onLoad"/></draw:frame></text:p>
      <text:p text:style-name="P14"><text:tab/>Et on peut montrer (la démonstration est possiblement au programme des UV MT25 et MT27) que </text:p>
      <text:p text:style-name="P12"><draw:frame draw:style-name="fr1" draw:name="10" text:anchor-type="as-char" svg:width="3.069cm" style:rel-width="scale" svg:height="0.529cm" style:rel-height="scale" draw:z-index="9"><draw:object xlink:href="./Object 10" xlink:type="simple" xlink:show="embed" xlink:actuate="onLoad"/><draw:image xlink:href="./ObjectReplacements/Object 10" xlink:type="simple" xlink:show="embed" xlink:actuate="onLoad"/></draw:frame></text:p>
      <text:p text:style-name="P14"/>
      <text:list xml:id="list193419585146957" text:continue-numbering="true" text:style-name="L1">
        <text:list-item>
          <text:list>
            <text:list-item>
              <text:list>
                <text:list-item>
                  <text:p text:style-name="P27"><text:bookmark-start text:name="_Toc468997856"/><text:bookmark-start text:name="_Toc468914565"/>Algorithme<text:bookmark-end text:name="_Toc468997856"/><text:bookmark-end text:name="_Toc468914565"/></text:p>
                </text:list-item>
              </text:list>
            </text:list-item>
          </text:list>
        </text:list-item>
      </text:list>
      <text:p text:style-name="Normal"/>
      <text:p text:style-name="Code">Arguments :</text:p>
      <text:p text:style-name="Code">Lx : liste des abscisses des n points, [x1,x2,…,xn]</text:p>
      <text:p text:style-name="Code">Ly : liste des ordonnées des n points, [y1,y2,…,yn]</text:p>
      <text:p text:style-name="Code">d : le degré souhaité du polynôme</text:p>
      <text:p text:style-name="Code"/>
      <text:p text:style-name="Code">Résultat :</text:p>
      <text:p text:style-name="Code">P(x) : polynôme d’interpolation minimisant l’erreur quadratique.</text:p>
      <text:p text:style-name="Code"/>
      <text:p text:style-name="Code">Fonction moindresCarres(Lx : liste[réels],Ly : liste[réels],d : entier positif) : fonction de x</text:p>
      <text:p text:style-name="Code">DEBUT</text:p>
      <text:p text:style-name="Code"><text:tab/>n &lt;- taille(Lx)</text:p>
      <text:p text:style-name="Code"><text:tab/>T : matrice n x d+1</text:p>
      <text:p text:style-name="Code"><text:tab/>Y : matrice n x 1</text:p>
      <text:p text:style-name="Code"><text:soft-page-break/><text:tab/>P(x) : fonction de x</text:p>
      <text:p text:style-name="Code"><text:tab/>P(x) &lt;- 0</text:p>
      <text:p text:style-name="Code"><text:tab/>pour k de 1 a n faire</text:p>
      <text:p text:style-name="Code"><text:tab/><text:tab/>Y[k][1] &lt;- Ly[k]</text:p>
      <text:p text:style-name="Code"><text:tab/><text:tab/>pour j de 1 a d+1 faire</text:p>
      <text:p text:style-name="Code"><text:tab/><text:tab/><text:tab/>T[k][j] &lt;- Lx[k]^(j-1)</text:p>
      <text:p text:style-name="Code"><text:tab/><text:tab/>fait</text:p>
      <text:p text:style-name="Code"><text:tab/>fait</text:p>
      <text:p text:style-name="Code"><text:tab/>A : matrice 1 x d+1</text:p>
      <text:p text:style-name="Code"><text:tab/>A &lt;- inverse(transpose(T).T).transpose(T).Y</text:p>
      <text:p text:style-name="Code"><text:tab/>pour k de 0 a d faire</text:p>
      <text:p text:style-name="Code"><text:tab/><text:tab/>P(x) &lt;- P(x) + A[k] * x^k</text:p>
      <text:p text:style-name="Code"><text:tab/>fait</text:p>
      <text:p text:style-name="Code"><text:tab/>moindresCarres &lt;- P(x)</text:p>
      <text:p text:style-name="Code">FIN</text:p>
      <text:p text:style-name="Code"/>
      <text:list xml:id="list193419104680783" text:continue-numbering="true" text:style-name="L1">
        <text:list-item>
          <text:list>
            <text:list-item>
              <text:p text:style-name="P25"><text:bookmark-start text:name="_Toc468997857"/><text:bookmark-start text:name="_Toc468914566"/>Interpolation trigonométrique<text:bookmark-end text:name="_Toc468997857"/><text:bookmark-end text:name="_Toc468914566"/></text:p>
            </text:list-item>
          </text:list>
        </text:list-item>
      </text:list>
      <text:p text:style-name="Normal"/>
      <text:list xml:id="list193419276718649" text:continue-numbering="true" text:style-name="L1">
        <text:list-item>
          <text:list>
            <text:list-item>
              <text:list>
                <text:list-item>
                  <text:p text:style-name="P27"><text:bookmark-start text:name="_Toc468997858"/><text:bookmark-start text:name="_Toc468914567"/>Principe général<text:bookmark-end text:name="_Toc468997858"/><text:bookmark-end text:name="_Toc468914567"/></text:p>
                </text:list-item>
              </text:list>
            </text:list-item>
          </text:list>
        </text:list-item>
      </text:list>
      <text:p text:style-name="Normal"/>
      <text:p text:style-name="Normal"><text:tab/>L’interpolation trigonométrique consiste à interpoler une série de n points <draw:frame draw:style-name="fr1" draw:name="11" text:anchor-type="as-char" svg:width="3.757cm" style:rel-width="scale" svg:height="0.503cm" style:rel-height="scale" draw:z-index="10"><draw:object xlink:href="./Object 11" xlink:type="simple" xlink:show="embed" xlink:actuate="onLoad"/><draw:image xlink:href="./ObjectReplacements/Object 11" xlink:type="simple" xlink:show="embed" xlink:actuate="onLoad"/></draw:frame>, en supposant la fonction f sous-jacente comme étant T-périodique, par un polynôme trigonométrique de degré au plus .</text:p>
      <text:p text:style-name="P12"><draw:frame draw:style-name="fr1" draw:name="12" text:anchor-type="as-char" svg:width="15.24cm" style:rel-width="scale" svg:height="1.058cm" style:rel-height="scale" draw:z-index="11"><draw:object xlink:href="./Object 12" xlink:type="simple" xlink:show="embed" xlink:actuate="onLoad"/><draw:image xlink:href="./ObjectReplacements/Object 12" xlink:type="simple" xlink:show="embed" xlink:actuate="onLoad"/></draw:frame> </text:p>
      <text:p text:style-name="Normal">P peut aussi s’exprimer sous forme réelle </text:p>
      <text:p text:style-name="P12"><draw:frame draw:style-name="fr1" draw:name="13" text:anchor-type="as-char" svg:width="11.377cm" style:rel-width="scale" svg:height="1.27cm" style:rel-height="scale" draw:z-index="12"><draw:object xlink:href="./Object 13" xlink:type="simple" xlink:show="embed" xlink:actuate="onLoad"/><draw:image xlink:href="./ObjectReplacements/Object 13" xlink:type="simple" xlink:show="embed" xlink:actuate="onLoad"/></draw:frame></text:p>
      <text:p text:style-name="Normal">Avec, </text:p>
      <text:p text:style-name="P12"><draw:frame draw:style-name="fr1" draw:name="14" text:anchor-type="as-char" svg:width="3.175cm" style:rel-width="scale" svg:height="1.138cm" style:rel-height="scale" draw:z-index="13"><draw:object xlink:href="./Object 14" xlink:type="simple" xlink:show="embed" xlink:actuate="onLoad"/><draw:image xlink:href="./ObjectReplacements/Object 14" xlink:type="simple" xlink:show="embed" xlink:actuate="onLoad"/></draw:frame></text:p>
      <text:p text:style-name="Normal">Et pour k &gt; 0,</text:p>
      <text:p text:style-name="P12"><draw:frame draw:style-name="fr1" draw:name="15" text:anchor-type="as-char" svg:width="12.224cm" style:rel-width="scale" svg:height="1.138cm" style:rel-height="scale" draw:z-index="14"><draw:object xlink:href="./Object 15" xlink:type="simple" xlink:show="embed" xlink:actuate="onLoad"/><draw:image xlink:href="./ObjectReplacements/Object 15" xlink:type="simple" xlink:show="embed" xlink:actuate="onLoad"/></draw:frame></text:p>
      <text:p text:style-name="Normal"><text:tab/>Les fonctions que nous allons approximer n’étant probablement pas périodique, nous allons poser que T, la période, est égale à notre intervalle <text:soft-page-break/>d’interpolation, et, f étant inconnue dans le cas d’une interpolation, nous calculer numériquement les intégrales par la méthode des trapèzes. </text:p>
      <text:p text:style-name="Normal"><text:tab/>Nous obtenons alors :</text:p>
      <text:p text:style-name="P12"><draw:frame draw:style-name="fr1" draw:name="16" text:anchor-type="as-char" svg:width="6.297cm" style:rel-width="scale" svg:height="1.482cm" style:rel-height="scale" draw:z-index="15"><draw:object xlink:href="./Object 16" xlink:type="simple" xlink:show="embed" xlink:actuate="onLoad"/><draw:image xlink:href="./ObjectReplacements/Object 16" xlink:type="simple" xlink:show="embed" xlink:actuate="onLoad"/></draw:frame></text:p>
      <text:p text:style-name="Normal">Et pour k &gt; 0,</text:p>
      <text:p text:style-name="P12"><draw:frame draw:style-name="fr1" draw:name="17" text:anchor-type="as-char" svg:width="8.176cm" style:rel-width="scale" svg:height="1.482cm" style:rel-height="scale" draw:z-index="16"><draw:object xlink:href="./Object 17" xlink:type="simple" xlink:show="embed" xlink:actuate="onLoad"/><draw:image xlink:href="./ObjectReplacements/Object 17" xlink:type="simple" xlink:show="embed" xlink:actuate="onLoad"/></draw:frame></text:p>
      <text:p text:style-name="P12"><draw:frame draw:style-name="fr1" draw:name="18" text:anchor-type="as-char" svg:width="8.784cm" style:rel-width="scale" svg:height="1.482cm" style:rel-height="scale" draw:z-index="17"><draw:object xlink:href="./Object 18" xlink:type="simple" xlink:show="embed" xlink:actuate="onLoad"/><draw:image xlink:href="./ObjectReplacements/Object 18" xlink:type="simple" xlink:show="embed" xlink:actuate="onLoad"/></draw:frame></text:p>
      <text:p text:style-name="Normal"/>
      <text:list xml:id="list193419983600319" text:continue-numbering="true" text:style-name="L1">
        <text:list-item>
          <text:list>
            <text:list-item>
              <text:list>
                <text:list-item>
                  <text:p text:style-name="P27"><text:bookmark-start text:name="_Toc468997859"/><text:bookmark-start text:name="_Toc468914568"/>Algorithme<text:bookmark-end text:name="_Toc468997859"/><text:bookmark-end text:name="_Toc468914568"/></text:p>
                </text:list-item>
              </text:list>
            </text:list-item>
          </text:list>
        </text:list-item>
      </text:list>
      <text:p text:style-name="Normal"/>
      <text:p text:style-name="Code">Arguments :</text:p>
      <text:p text:style-name="Code">Lx : liste des abscisses, x1,…,xn</text:p>
      <text:p text:style-name="Code">Ly : liste des ordonnées, y1,…,yn</text:p>
      <text:p text:style-name="Code">Resultat :</text:p>
      <text:p text:style-name="Code">f(x) : le polynôme trigonométrique ajustant la serie de points</text:p>
      <text:p text:style-name="Code"/>
      <text:p text:style-name="Code">fonction interpFourier(Lx : liste[réels], Ly : liste[réels]) : fonction de x</text:p>
      <text:p text:style-name="Code">DEBUT</text:p>
      <text:p text:style-name="Code"><text:tab/>n : entier &lt;- taille(Lx)</text:p>
      <text:p text:style-name="Code"><text:tab/>T : réel &lt;- Lx[n] - <text:s/>Lx[1]</text:p>
      <text:p text:style-name="Code"><text:tab/>w : réel &lt;- 2*pi/T</text:p>
      <text:p text:style-name="Code"><text:tab/>ak : réel</text:p>
      <text:p text:style-name="Code"><text:tab/>bk : réel</text:p>
      <text:p text:style-name="Code"/>
      <text:p text:style-name="Code"><text:tab/>f(x) : fonction de x &lt;- somme((Ly[j]+Ly[j+1])*(Lx[j+1]- <text:s/></text:p>
      <text:p text:style-name="Code"><text:s text:c="49"/>Lx[j])/2,j,1,n-1)) / T</text:p>
      <text:p text:style-name="Code"/>
      <text:p text:style-name="Code"><text:tab/>pour k de 1 a valeurEntiere(n/2) faire</text:p>
      <text:p text:style-name="Code"><text:tab/><text:tab/>ak &lt;- somme((Ly[j] + Ly[j+1])*(Lx[j+1]- <text:s text:c="2"/></text:p>
      <text:p text:style-name="Code"><text:s text:c="39"/>Lx[j])*cos(w*k*Lx[j]),j,1,n-1)) / T</text:p>
      <text:p text:style-name="Code"><text:tab/><text:tab/>bk &lt;- somme((Ly[j]+Ly[j+1])*(Lx[j+1]-</text:p>
      <text:p text:style-name="Code"><text:s text:c="39"/>Lx[j])*sin(w*k*Lx[j]),j,1,n-1)) / T</text:p>
      <text:p text:style-name="Code"><text:tab/><text:tab/><text:span text:style-name="Police_20_par_20_défaut"><text:span text:style-name="T4">f(x) &lt;- f(x) + ak * cos(w*k*x) + bk * sin(w*k*x)</text:span></text:span></text:p>
      <text:p text:style-name="Code"><text:soft-page-break/><text:span text:style-name="Police_20_par_20_défaut"><text:span text:style-name="T4"><text:tab/></text:span></text:span>fait </text:p>
      <text:p text:style-name="Code"/>
      <text:p text:style-name="Code"><text:tab/>interpFourier &lt;- f(x)</text:p>
      <text:p text:style-name="Code">FIN</text:p>
      <text:p text:style-name="Code"/>
      <text:p text:style-name="Sans_20_interligne"><text:tab/>À noter que, par soucis de performance et de lisibilité, nous avons utilisé des valeurs approchées des coefficients.</text:p>
      <text:p text:style-name="Sans_20_interligne"/>
      <text:p text:style-name="Sans_20_interligne"/>
      <text:p text:style-name="Sans_20_interligne"/>
      <text:list xml:id="list193419284200426" text:continue-numbering="true" text:style-name="L1">
        <text:list-item>
          <text:p text:style-name="P29"><text:bookmark-start text:name="_Toc468997860"/><text:bookmark-start text:name="_Toc468914569"/>Étude et comparaison des méthodes d’interpolation<text:bookmark-end text:name="_Toc468997860"/><text:bookmark-end text:name="_Toc468914569"/></text:p>
        </text:list-item>
      </text:list>
      <text:p text:style-name="Normal"/>
      <text:list xml:id="list121643178453245867" text:style-name="L2">
        <text:list-item>
          <text:list>
            <text:list-item>
              <text:p text:style-name="P26"><text:bookmark-start text:name="_Toc468997861"/><text:bookmark-start text:name="_Toc468914570"/>Listes de points<text:bookmark-end text:name="_Toc468997861"/><text:bookmark-end text:name="_Toc468914570"/></text:p>
            </text:list-item>
          </text:list>
        </text:list-item>
      </text:list>
      <text:p text:style-name="Normal"/>
      <text:p text:style-name="Normal"><text:tab/>Afin de quantifier la qualité des différentes interpolations, nous avons besoin de pouvoir les tester sur des séries de points. Le sujet propose d’utiliser des distributions régulières, c’est-à-dire une série de points d’abscisses uniformément espacés, et des distributions de Tchebychev, ie. </text:p>
      <text:p text:style-name="Normal"><text:tab/>Soit a et b deux réels ; a &lt; b, n un entier et <text:s/><draw:frame draw:style-name="fr1" draw:name="19" text:anchor-type="as-char" svg:width="1.958cm" style:rel-width="scale" svg:height="0.503cm" style:rel-height="scale" draw:z-index="18"><draw:object xlink:href="./Object 19" xlink:type="simple" xlink:show="embed" xlink:actuate="onLoad"/><draw:image xlink:href="./ObjectReplacements/Object 19" xlink:type="simple" xlink:show="embed" xlink:actuate="onLoad"/></draw:frame>;</text:p>
      <text:p text:style-name="P9">Dist<text:span text:style-name="Police_20_par_20_défaut"><text:span text:style-name="T8">Régulière </text:span></text:span>=<draw:frame draw:style-name="fr1" draw:name="20" text:anchor-type="as-char" svg:width="3.651cm" style:rel-width="scale" svg:height="0.953cm" style:rel-height="scale" draw:z-index="19"><draw:object xlink:href="./Object 20" xlink:type="simple" xlink:show="embed" xlink:actuate="onLoad"/><draw:image xlink:href="./ObjectReplacements/Object 20" xlink:type="simple" xlink:show="embed" xlink:actuate="onLoad"/></draw:frame> <text:s/></text:p>
      <text:p text:style-name="P10"><text:tab/>Et </text:p>
      <text:p text:style-name="P9"><text:span text:style-name="Police_20_par_20_défaut"><text:span text:style-name="T4">Dist</text:span></text:span><text:span text:style-name="Police_20_par_20_défaut"><text:span text:style-name="T9">Tchebychev </text:span></text:span><text:span text:style-name="Police_20_par_20_défaut"><text:span text:style-name="T4">= </text:span></text:span><draw:frame draw:style-name="fr1" draw:name="21" text:anchor-type="as-char" svg:width="7.805cm" style:rel-width="scale" svg:height="0.979cm" style:rel-height="scale" draw:z-index="20"><draw:object xlink:href="./Object 21" xlink:type="simple" xlink:show="embed" xlink:actuate="onLoad"/><draw:image xlink:href="./ObjectReplacements/Object 21" xlink:type="simple" xlink:show="embed" xlink:actuate="onLoad"/></draw:frame><text:span text:style-name="Police_20_par_20_défaut"><text:span text:style-name="T4"> </text:span></text:span></text:p>
      <text:p text:style-name="P11"/>
      <text:p text:style-name="Normal"><text:span text:style-name="Police_20_par_20_défaut"><text:span text:style-name="T4"><text:tab/></text:span></text:span>Ces distributions sont obtenues avec les fonctions </text:p>
      <text:p text:style-name="P16">reglist : (a,b,n) -&gt; x et tchebylist : (a,b,n) -&gt; x </text:p>
      <text:p text:style-name="Normal"><text:tab/>Avec a et b les bornes inférieures et supérieures, n l’indice du dernier point et x une liste d’abscisses.</text:p>
      <text:p text:style-name="Normal"><text:tab/>Les ordonnées sont ensuite obtenues en appliquant la fonction à interpoler à la liste. Sous maxima, en posant u la fonction à interpoler et y la liste des ordonnées, on écrirait :</text:p>
      <text:p text:style-name="P21">y : u(x) ;</text:p>
      <text:p text:style-name="Normal"><text:soft-page-break/><text:tab/></text:p>
      <text:p text:style-name="Normal"><text:tab/>On choisira une fonction u non polynomiale ou trigonométrique.</text:p>
      <text:p text:style-name="Code"/>
      <text:list xml:id="list193419073653786" text:continue-numbering="true" text:style-name="L2">
        <text:list-item>
          <text:list>
            <text:list-item>
              <text:p text:style-name="P26"><text:bookmark-start text:name="_Toc468997862"/><text:bookmark-start text:name="_Toc468914571"/>Définition du critère d’erreur<text:bookmark-end text:name="_Toc468997862"/><text:bookmark-end text:name="_Toc468914571"/></text:p>
            </text:list-item>
          </text:list>
        </text:list-item>
      </text:list>
      <text:p text:style-name="Normal"/>
      <text:p text:style-name="Normal"><text:tab/>Afin de comparer la qualité de nos interpolations, nous avons besoin d’introduire un critère d’erreur général pouvant s’appliquer à toutes nos fonctions d’interpolation.</text:p>
      <text:p text:style-name="Normal"><text:tab/>Soient a et b les bornes de notre interpolation, f la fonction que nous interpolons, et g la fonction d’interpolation. L’erreur quadratique est alors :</text:p>
      <text:p text:style-name="P12"><draw:frame draw:style-name="fr1" draw:name="22" text:anchor-type="as-char" svg:width="6.006cm" style:rel-width="scale" svg:height="1.164cm" style:rel-height="scale" draw:z-index="21"><draw:object xlink:href="./Object 22" xlink:type="simple" xlink:show="embed" xlink:actuate="onLoad"/><draw:image xlink:href="./ObjectReplacements/Object 22" xlink:type="simple" xlink:show="embed" xlink:actuate="onLoad"/></draw:frame></text:p>
      <text:p text:style-name="Normal"><text:tab/>Nous calculons cette erreur avec la fonction définie par :</text:p>
      <text:p text:style-name="Code">Arguments :</text:p>
      <text:p text:style-name="Code">f : fonction a interpoler</text:p>
      <text:p text:style-name="Code">g : fonction d'interpolation</text:p>
      <text:p text:style-name="Code">sous maxima, on donne les expressions de f(x) et g(x)</text:p>
      <text:p text:style-name="Code">a,b : les bornes de l'intégration, a &lt; b </text:p>
      <text:p text:style-name="Code">Resultat :</text:p>
      <text:p text:style-name="Code">err : un réel, l'erreur quadratique entre f et g</text:p>
      <text:p text:style-name="Code"/>
      <text:p text:style-name="Code">err(f : fonction, g : fonction, a : réel, b : réel) : réel</text:p>
      <text:p text:style-name="P22">DEBUT</text:p>
      <text:p text:style-name="P22"><text:tab/>err &lt;- integrale((f(x)-g(x))²,x,a,b)</text:p>
      <text:p text:style-name="Code">FIN</text:p>
      <text:p text:style-name="Normal"/>
      <text:list xml:id="list193420189939396" text:continue-numbering="true" text:style-name="L2">
        <text:list-item>
          <text:list>
            <text:list-item>
              <text:p text:style-name="P26"><text:bookmark-start text:name="_Toc468997863"/><text:bookmark-start text:name="_Toc468914572"/>Comparaison Lagrange – l’Hermite<text:bookmark-end text:name="_Toc468997863"/><text:bookmark-end text:name="_Toc468914572"/></text:p>
            </text:list-item>
          </text:list>
        </text:list-item>
      </text:list>
      <text:p text:style-name="Normal"/>
      <text:list xml:id="list193419735643039" text:continue-numbering="true" text:style-name="L2">
        <text:list-item>
          <text:list>
            <text:list-item>
              <text:p text:style-name="P26"><text:bookmark-start text:name="_Toc468997864"/><text:bookmark-start text:name="_Toc468914573"/>Fiabilité des moindres carrés polynomiaux<text:bookmark-end text:name="_Toc468997864"/><text:bookmark-end text:name="_Toc468914573"/></text:p>
            </text:list-item>
          </text:list>
        </text:list-item>
      </text:list>
      <text:p text:style-name="Normal"/>
      <text:h text:style-name="Heading_20_1" text:outline-level="1"><text:tab/><text:bookmark-start text:name="_Toc468914574"/><text:bookmark-start text:name="_Toc468997865"/>Conclusion<text:bookmark-end text:name="_Toc468914574"/><text:bookmark-end text:name="_Toc468997865"/></text:h>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M Roman 10" svg:font-family="'LM Roman 10'" style:font-family-generic="modern" style:font-pitch="variable"/>
    <style:font-face style:name="LM Roman Caps 10" svg:font-family="'LM Roman Caps 10'" style:font-family-generic="modern" style:font-pitch="variable"/>
    <style:font-face style:name="LM Roman Slanted 10" svg:font-family="'LM Roman Slanted 10'" style:font-family-generic="modern" style:font-pitch="variable"/>
    <style:font-face style:name="Times New Roman" svg:font-family="'Times New Roman'" style:font-family-generic="roman" style:font-pitch="variable"/>
    <style:font-face style:name="Yu Mincho" svg:font-family="'Yu Mincho'"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hyphenation-ladder-count="no-limit"/>
      <style:text-properties fo:font-size="28pt" fo:letter-spacing="-0.018cm" style:letter-kerning="true" style:font-name-asian="MS Gothic" style:font-family-asian="'MS Gothic'" style:font-family-generic-asian="modern" style:font-pitch-asian="fixed" style:font-size-asian="28pt" style:font-size-complex="28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20pt" style:font-name-asian="MS Gothic" style:font-family-asian="'MS Gothic'" style:font-family-generic-asian="modern" style:font-pitch-asian="fixed" style:font-size-asian="20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8pt" style:font-name-asian="MS Gothic" style:font-family-asian="'MS Gothic'" style:font-family-generic-asian="modern" style:font-pitch-asian="fixed" style:font-size-asian="18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font-size="16pt" style:font-name-asian="MS Gothic" style:font-family-asian="'MS Gothic'" style:font-family-generic-asian="modern" style:font-pitch-asian="fixed" style:font-size-asian="16pt" style:font-size-complex="12pt" fo:hyphenate="false"/>
    </style:style>
    <style:style style:name="Normal" style:family="paragraph">
      <style:paragraph-properties fo:text-align="justify" style:justify-single-word="false" fo:hyphenation-ladder-count="no-limit"/>
      <style:text-properties style:font-name="LM Roman 10" fo:font-family="'LM Roman 10'" style:font-family-generic="modern" style:font-pitch="variable" fo:font-size="12pt" style:font-size-asian="12pt"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text-align="justify" style:justify-single-word="false" fo:hyphenation-ladder-count="no-limit"/>
      <style:text-properties style:font-name="LM Roman 10" fo:font-family="'LM Roman 10'" style:font-family-generic="modern" style:font-pitch="variable" fo:font-size="12pt" style:font-name-asian="MS Mincho" style:font-family-asian="'MS Mincho'" style:font-family-generic-asian="modern" style:font-pitch-asian="fixed" style:font-size-asian="12pt" style:language-asian="ja" style:country-asian="JP"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Subtitle" style:family="paragraph" style:parent-style-name="Normal" style:next-style-name="Normal" style:class="chapter">
      <style:paragraph-properties fo:hyphenation-ladder-count="no-limit"/>
      <style:text-properties fo:color="#5a5a5a" fo:letter-spacing="0.026cm" style:font-name-asian="MS Mincho" style:font-family-asian="'MS Mincho'" style:font-family-generic-asian="modern" style:font-pitch-asian="fixed"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3" style:display-name="TM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style:style>
    <style:style style:name="Code" style:family="paragraph" style:parent-style-name="Sans_20_interligne">
      <style:paragraph-properties fo:text-align="start" style:justify-single-word="false" fo:hyphenation-ladder-count="no-limit"/>
      <style:text-properties style:font-name="Consolas" fo:font-family="Consolas" style:font-family-generic="modern" style:font-pitch="fixed" fo:font-size="11pt" style:font-size-asian="11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Titre_20_Car" style:display-name="Titre Car" style:family="text" style:parent-style-name="Police_20_par_20_défaut">
      <style:text-properties style:font-name="LM Roman 10" fo:font-family="'LM Roman 10'" style:font-family-generic="modern" style:font-pitch="variable" fo:font-size="28pt" fo:letter-spacing="-0.018cm"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parent-style-name="Police_20_par_20_défaut">
      <style:text-properties style:font-name="LM Roman 10" fo:font-family="'LM Roman 10'" style:font-family-generic="modern" style:font-pitch="variable" fo:font-size="20pt" style:font-name-asian="MS Gothic" style:font-family-asian="'MS Gothic'" style:font-family-generic-asian="modern" style:font-pitch-asian="fixed" style:font-size-asian="20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style:font-name="LM Roman 10" fo:font-family="'LM Roman 10'" style:font-family-generic="modern" style:font-pitch="variable"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3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Sans_20_interligne_20_Car" style:display-name="Sans interligne Car" style:family="text" style:parent-style-name="Police_20_par_20_défaut">
      <style:text-properties style:font-name="LM Roman 10" fo:font-family="'LM Roman 10'" style:font-family-generic="modern" style:font-pitch="variable" fo:font-size="12pt" style:font-name-asian="MS Mincho" style:font-family-asian="'MS Mincho'" style:font-family-generic-asian="modern" style:font-pitch-asian="fixed" style:font-size-asian="12pt" style:language-asian="ja" style:country-asian="JP"/>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3_20_Car" style:display-name="Titre 3 Car" style:family="text" style:parent-style-name="Police_20_par_20_défaut">
      <style:text-properties style:font-name="LM Roman 10" fo:font-family="'LM Roman 10'" style:font-family-generic="modern"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2pt"/>
    </style:style>
    <style:style style:name="Sous-titre_20_Car" style:display-name="Sous-titre Car" style:family="text" style:parent-style-name="Police_20_par_20_défaut">
      <style:text-properties fo:color="#5a5a5a" style:font-name="LM Roman 10" fo:font-family="'LM Roman 10'" style:font-family-generic="modern" style:font-pitch="variable" fo:letter-spacing="0.026cm" style:font-name-asian="MS Mincho" style:font-family-asian="'MS Mincho'" style:font-family-generic-asian="modern" style:font-pitch-asian="fixed"/>
    </style:style>
    <style:style style:name="Emphase_20_pâle" style:display-name="Emphase pâle" style:family="text" style:parent-style-name="Police_20_par_20_défaut">
      <style:text-properties fo:color="#404040" style:font-name="LM Roman Slanted 10" fo:font-family="'LM Roman Slanted 10'" style:font-family-generic="modern" style:font-pitch="variable" fo:font-style="italic" style:font-style-asian="italic" style:font-style-complex="italic"/>
    </style:style>
    <style:style style:name="Code_20_Car" style:display-name="Code Car" style:family="text" style:parent-style-name="Police_20_par_20_défaut">
      <style:text-properties style:font-name="Consolas" fo:font-family="Consolas" style:font-family-generic="modern" style:font-pitch="fixed" style:font-name-asian="MS Mincho" style:font-family-asian="'MS Mincho'" style:font-family-generic-asian="modern" style:font-pitch-asian="fixed" style:language-asian="ja" style:country-asian="JP"/>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8.001cm" style:type="center"/>
          <style:tab-stop style:position="15.998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501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2.501cm" fo:margin-right="2.50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UTBM<text:tab/>MT26<text:tab/>A16</text:p>
      </style:header>
      <style:footer>
        <text:p text:style-name="MP2"><text:page-number text:select-page="current">10</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Projet : Interpolation</dc:title>
    <dc:description/>
    <dc:subject>Rapport final</dc:subject>
    <meta:initial-creator>Robin Trioux, William Veal Phan</meta:initial-creator>
    <meta:creation-date>2016-12-07T22:00:00Z</meta:creation-date>
    <dc:date>2016-12-10T19:34:07.756636936</dc:date>
    <meta:print-date>2016-12-08T21:02:00Z</meta:print-date>
    <meta:editing-cycles>28</meta:editing-cycles>
    <meta:editing-duration>PT7H31M9S</meta:editing-duration>
    <meta:document-statistic meta:table-count="2" meta:image-count="0" meta:object-count="22" meta:page-count="10" meta:paragraph-count="188" meta:word-count="1227" meta:character-count="7771" meta:non-whitespace-character-count="6471"/>
    <meta:template xlink:type="simple" xlink:actuate="onRequest" xlink:title="" xlink:href="Normal.dotm"/>
  </office:meta>
</office:document-meta>
</file>

<file path=Object 1/content.xml><?xml version="1.0" encoding="utf-8"?>
<math xmlns="http://www.w3.org/1998/Math/MathML" display="block">
  <semantics>
    <mrow>
      <mi>L</mi>
      <mrow>
        <mrow>
          <mo fence="true" stretchy="true">(</mo>
          <mrow>
            <mi>X</mi>
          </mrow>
          <mo fence="true" stretchy="true">)</mo>
        </mrow>
        <mo stretchy="false">=</mo>
        <mrow>
          <munderover>
            <mo stretchy="false">∑</mo>
            <mrow>
              <mi>j</mi>
              <mo stretchy="false">=</mo>
              <mn>0</mn>
            </mrow>
            <mi>n</mi>
          </munderover>
          <mrow>
            <msub>
              <mi>y</mi>
              <mi>j</mi>
            </msub>
            <mtext>.</mtext>
            <msub>
              <mi>L</mi>
              <mi>j</mi>
            </msub>
            <mo stretchy="false">(</mo>
            <mi>X</mi>
            <mo stretchy="false">)</mo>
          </mrow>
        </mrow>
      </mrow>
    </mrow>
    <annotation encoding="StarMath 5.0">{L left ( X right )  ={ sum csub {j = 0} csup n {y_j  "."  L_j  \(  X  \)}}}</annotation>
  </semantics>
</math>
</file>

<file path=Object 10/content.xml><?xml version="1.0" encoding="utf-8"?>
<math xmlns="http://www.w3.org/1998/Math/MathML" display="block">
  <semantics>
    <mrow>
      <mrow>
        <mi>Â</mi>
        <mo stretchy="false">=</mo>
        <msup>
          <mrow>
            <mo stretchy="false">(</mo>
            <msup>
              <mi>T</mi>
              <mi>T</mi>
            </msup>
            <mi>T</mi>
            <mo stretchy="false">)</mo>
          </mrow>
          <mrow>
            <mo stretchy="false">−</mo>
            <mn>1</mn>
          </mrow>
        </msup>
      </mrow>
      <msup>
        <mi>T</mi>
        <mi>T</mi>
      </msup>
      <mi>Y</mi>
    </mrow>
    <annotation encoding="StarMath 5.0">{Â ={ \(  T^T T  \)}^{-1} T^T Y}</annotation>
  </semantics>
</math>
</file>

<file path=Object 11/content.xml><?xml version="1.0" encoding="utf-8"?>
<math xmlns="http://www.w3.org/1998/Math/MathML" display="block">
  <semantics>
    <mrow>
      <mrow>
        <mo fence="true" stretchy="true">(</mo>
        <mrow>
          <mrow>
            <msub>
              <mrow>
                <mo stretchy="false">(</mo>
                <mi>x</mi>
              </mrow>
              <mn>1</mn>
            </msub>
            <mi>,</mi>
            <msub>
              <mi>x</mi>
              <mn>1</mn>
            </msub>
          </mrow>
        </mrow>
        <mo fence="true" stretchy="true">)</mo>
      </mrow>
      <mi>,</mi>
      <mo stretchy="false">…</mo>
      <mi>,</mi>
      <msub>
        <mrow>
          <mo stretchy="false">(</mo>
          <mi>x</mi>
        </mrow>
        <mi>n</mi>
      </msub>
      <mi>,</mi>
      <msub>
        <mi>x</mi>
        <mi>n</mi>
      </msub>
      <mo stretchy="false">)</mo>
      <mo stretchy="false">)</mo>
    </mrow>
    <annotation encoding="StarMath 5.0">{left ( {{ \(  x}_1 , x_1} right )  , dotslow ,{ \(  x}_n ,x_n  \)  \)}</annotation>
  </semantics>
</math>
</file>

<file path=Object 12/content.xml><?xml version="1.0" encoding="utf-8"?>
<math xmlns="http://www.w3.org/1998/Math/MathML" display="block">
  <semantics>
    <mrow>
      <mo stretchy="false">∀</mo>
      <mi>x</mi>
      <mrow>
        <mstyle mathvariant="italic">
          <mtext> </mtext>
        </mstyle>
        <mo stretchy="false">∈</mo>
        <mi>R</mi>
      </mrow>
      <mi>,</mi>
      <mstyle mathvariant="italic">
        <mtext> </mtext>
      </mstyle>
      <mi>P</mi>
      <mrow>
        <mrow>
          <mo fence="true" stretchy="true">(</mo>
          <mrow>
            <mi>x</mi>
          </mrow>
          <mo fence="true" stretchy="true">)</mo>
        </mrow>
        <mo stretchy="false">=</mo>
        <mstyle mathvariant="italic">
          <mtext> </mtext>
        </mstyle>
      </mrow>
      <mrow>
        <msubsup>
          <mo stretchy="false">∑</mo>
          <mrow>
            <mi>k</mi>
            <mo stretchy="false">=</mo>
            <mrow>
              <mstyle mathvariant="italic">
                <mtext> </mtext>
              </mstyle>
              <mo stretchy="false">−</mo>
              <mi>n</mi>
            </mrow>
          </mrow>
          <mrow>
            <mi>k</mi>
            <mo stretchy="false">=</mo>
            <mi>n</mi>
          </mrow>
        </msubsup>
        <mrow>
          <msub>
            <mi>c</mi>
            <mi>k</mi>
          </msub>
          <msup>
            <mi>e</mi>
            <mrow>
              <mi>i</mi>
              <mi>k</mi>
              <mfrac>
                <mrow>
                  <mn>2</mn>
                  <mi>π</mi>
                </mrow>
                <mi>T</mi>
              </mfrac>
              <mi>x</mi>
            </mrow>
          </msup>
        </mrow>
      </mrow>
      <mi>a</mi>
      <mi>v</mi>
      <mi>e</mi>
      <mi>c</mi>
      <mstyle mathvariant="italic">
        <mtext> </mtext>
      </mstyle>
      <msub>
        <mrow>
          <mo stretchy="false">(</mo>
          <msub>
            <mi>c</mi>
            <mi>n</mi>
          </msub>
          <mo stretchy="false">)</mo>
        </mrow>
        <mrow>
          <mrow>
            <mi>n</mi>
            <mo stretchy="false">∈</mo>
            <mi>N</mi>
          </mrow>
          <mstyle mathvariant="italic">
            <mtext> </mtext>
          </mstyle>
          <mstyle mathvariant="italic">
            <mtext> </mtext>
          </mstyle>
        </mrow>
      </msub>
      <mi>u</mi>
      <mi>n</mi>
      <mi>e</mi>
      <mstyle mathvariant="italic">
        <mtext> </mtext>
      </mstyle>
      <mi>s</mi>
      <mi>u</mi>
      <mi>i</mi>
      <mi>t</mi>
      <mi>e</mi>
      <mstyle mathvariant="italic">
        <mtext> </mtext>
      </mstyle>
      <mi>d</mi>
      <mi>e</mi>
      <mstyle mathvariant="italic">
        <mtext> </mtext>
      </mstyle>
      <mi>c</mi>
      <mi>o</mi>
      <mi>m</mi>
      <mi>p</mi>
      <mi>l</mi>
      <mi>e</mi>
      <mi>x</mi>
      <mi>e</mi>
      <mi>s</mi>
      <mstyle mathvariant="italic">
        <mtext> </mtext>
      </mstyle>
      <mi>o</mi>
      <mi>u</mi>
      <mstyle mathvariant="italic">
        <mtext> </mtext>
      </mstyle>
      <mi>d</mi>
      <mi>e</mi>
      <mstyle mathvariant="italic">
        <mtext> </mtext>
      </mstyle>
      <mi>r</mi>
      <mi>é</mi>
      <mi>e</mi>
      <mi>l</mi>
      <mi>s</mi>
    </mrow>
    <annotation encoding="StarMath 5.0">{ forall x italic " "  in R ,italic " " P left ( x right )  =italic " " { sum_{k = italic " " - n}^{k = n} {c_k e^{i k {2 π} over T x}}} a v e c italic " " { \(  c_n  \)}_{n  in  N italic " " italic " "} u n e italic " " s u i t e italic " " d e italic " " c o m p l e x e s italic " " o u italic " " d e italic " " r é e l s}</annotation>
  </semantics>
</math>
</file>

<file path=Object 13/content.xml><?xml version="1.0" encoding="utf-8"?>
<math xmlns="http://www.w3.org/1998/Math/MathML" display="block">
  <semantics>
    <mrow>
      <mo stretchy="false">∀</mo>
      <mi>x</mi>
      <mrow>
        <mstyle mathvariant="italic">
          <mtext> </mtext>
        </mstyle>
        <mo stretchy="false">∈</mo>
        <mi>R</mi>
      </mrow>
      <mi>,</mi>
      <mstyle mathvariant="italic">
        <mtext> </mtext>
      </mstyle>
      <mi>P</mi>
      <mrow>
        <mrow>
          <mo fence="true" stretchy="true">(</mo>
          <mrow>
            <mi>x</mi>
          </mrow>
          <mo fence="true" stretchy="true">)</mo>
        </mrow>
        <mo stretchy="false">=</mo>
        <mstyle mathvariant="italic">
          <mtext> </mtext>
        </mstyle>
      </mrow>
      <mrow>
        <msub>
          <mi>a</mi>
          <mn>0</mn>
        </msub>
        <mo stretchy="false">+</mo>
        <mstyle mathvariant="italic">
          <mtext> </mtext>
        </mstyle>
      </mrow>
      <mrow>
        <munder>
          <mo stretchy="false">∑</mo>
          <mrow>
            <mi>k</mi>
            <mo stretchy="false">∈</mo>
            <mrow>
              <mo fence="true" stretchy="true">(</mo>
              <mrow>
                <mrow>
                  <mn>1</mn>
                  <mi>,</mi>
                  <mi>d</mi>
                </mrow>
              </mrow>
              <mo fence="true" stretchy="true">)</mo>
            </mrow>
          </mrow>
        </munder>
        <mrow>
          <mo stretchy="false">(</mo>
          <msub>
            <mi>a</mi>
            <mi>k</mi>
          </msub>
          <mrow>
            <mrow>
              <mi>cos</mi>
              <mi>⁡</mi>
              <mrow>
                <mo fence="true" stretchy="true">(</mo>
                <mrow>
                  <mrow>
                    <mi>k</mi>
                    <mfrac>
                      <mrow>
                        <mn>2</mn>
                        <mi>π</mi>
                      </mrow>
                      <mi>T</mi>
                    </mfrac>
                    <mi>x</mi>
                  </mrow>
                </mrow>
                <mo fence="true" stretchy="true">)</mo>
              </mrow>
            </mrow>
            <mo stretchy="false">+</mo>
            <msub>
              <mi>b</mi>
              <mi>k</mi>
            </msub>
          </mrow>
          <mrow>
            <mi>sin</mi>
            <mi>⁡</mi>
            <mrow>
              <mo fence="true" stretchy="true">(</mo>
              <mrow>
                <mrow>
                  <mi>k</mi>
                  <mfrac>
                    <mrow>
                      <mn>2</mn>
                      <mi>π</mi>
                    </mrow>
                    <mi>T</mi>
                  </mfrac>
                  <mi>x</mi>
                </mrow>
              </mrow>
              <mo fence="true" stretchy="true">)</mo>
            </mrow>
          </mrow>
          <mo stretchy="false">)</mo>
        </mrow>
      </mrow>
    </mrow>
    <annotation encoding="StarMath 5.0">{ forall x italic " "  in R ,italic " " P left ( x right )  =italic " " a_0 +italic " " { sum csub {k  in  left ( {1 , d} right )} { \(  a_k {func cos ⁡ left ( {k {2 π} over T x} right )} + b_k {func sin ⁡ left ( {k {2 π} over T x} right )}  \)}}}</annotation>
  </semantics>
</math>
</file>

<file path=Object 14/content.xml><?xml version="1.0" encoding="utf-8"?>
<math xmlns="http://www.w3.org/1998/Math/MathML" display="block">
  <semantics>
    <mrow>
      <mrow>
        <msub>
          <mi>a</mi>
          <mn>0</mn>
        </msub>
        <mo stretchy="false">=</mo>
        <mfrac>
          <mn>1</mn>
          <mi>T</mi>
        </mfrac>
      </mrow>
      <mrow>
        <msubsup>
          <mo stretchy="false">∫</mo>
          <mn>0</mn>
          <mi>T</mi>
        </msubsup>
        <mrow>
          <mi>f</mi>
          <mo stretchy="false">(</mo>
          <mi>x</mi>
        </mrow>
      </mrow>
      <mo stretchy="false">)</mo>
      <mi>d</mi>
      <mi>x</mi>
    </mrow>
    <annotation encoding="StarMath 5.0">{a_0 =1 over T { int_0^T {f  \(  x}}  \) d x}</annotation>
  </semantics>
</math>
</file>

<file path=Object 15/content.xml><?xml version="1.0" encoding="utf-8"?>
<math xmlns="http://www.w3.org/1998/Math/MathML" display="block">
  <semantics>
    <mrow>
      <mrow>
        <msub>
          <mi>a</mi>
          <mi>k</mi>
        </msub>
        <mo stretchy="false">=</mo>
        <mfrac>
          <mn>2</mn>
          <mi>T</mi>
        </mfrac>
      </mrow>
      <mrow>
        <msubsup>
          <mo stretchy="false">∫</mo>
          <mn>0</mn>
          <mi>T</mi>
        </msubsup>
        <mrow>
          <mi>f</mi>
          <mrow>
            <mo fence="true" stretchy="true">(</mo>
            <mrow>
              <mi>x</mi>
            </mrow>
            <mo fence="true" stretchy="true">)</mo>
          </mrow>
          <mrow>
            <mi>cos</mi>
            <mi>⁡</mi>
            <mrow>
              <mo fence="true" stretchy="true">(</mo>
              <mrow>
                <mrow>
                  <mi>k</mi>
                  <mfrac>
                    <mrow>
                      <mn>2</mn>
                      <mi>π</mi>
                    </mrow>
                    <mi>T</mi>
                  </mfrac>
                  <mi>x</mi>
                </mrow>
              </mrow>
              <mo fence="true" stretchy="true">)</mo>
            </mrow>
          </mrow>
          <mi>d</mi>
          <mi>x</mi>
          <mstyle mathvariant="italic">
            <mtext> </mtext>
          </mstyle>
          <mstyle mathvariant="italic">
            <mtext> </mtext>
          </mstyle>
        </mrow>
      </mrow>
      <mi>e</mi>
      <mi>t</mi>
      <mstyle mathvariant="italic">
        <mtext> </mtext>
      </mstyle>
      <mrow>
        <msub>
          <mi>b</mi>
          <mi>k</mi>
        </msub>
        <mo stretchy="false">=</mo>
        <mstyle mathvariant="italic">
          <mtext> </mtext>
        </mstyle>
      </mrow>
      <mfrac>
        <mn>2</mn>
        <mi>T</mi>
      </mfrac>
      <mrow>
        <msubsup>
          <mo stretchy="false">∫</mo>
          <mn>0</mn>
          <mi>T</mi>
        </msubsup>
        <mrow>
          <mi>f</mi>
          <mrow>
            <mo fence="true" stretchy="true">(</mo>
            <mrow>
              <mi>x</mi>
            </mrow>
            <mo fence="true" stretchy="true">)</mo>
          </mrow>
          <mrow>
            <mi>sin</mi>
            <mi>⁡</mi>
            <mrow>
              <mo fence="true" stretchy="true">(</mo>
              <mrow>
                <mrow>
                  <mi>k</mi>
                  <mfrac>
                    <mrow>
                      <mn>2</mn>
                      <mi>π</mi>
                    </mrow>
                    <mi>T</mi>
                  </mfrac>
                  <mi>x</mi>
                </mrow>
              </mrow>
              <mo fence="true" stretchy="true">)</mo>
            </mrow>
          </mrow>
          <mi>d</mi>
          <mi>x</mi>
          <mstyle mathvariant="italic">
            <mtext> </mtext>
          </mstyle>
          <mstyle mathvariant="italic">
            <mtext> </mtext>
          </mstyle>
        </mrow>
      </mrow>
      <mstyle mathvariant="italic">
        <mtext> </mtext>
      </mstyle>
    </mrow>
    <annotation encoding="StarMath 5.0">{a_k =2 over T { int_0^T {f left ( x right )  {func cos ⁡ left ( {k {2 π} over T x} right )} d x italic " " italic " "}} e t italic " " b_k =italic " " 2 over T { int_0^T {f left ( x right )  {func sin ⁡ left ( {k {2 π} over T x} right )} d x italic " " italic " "}} italic " "}</annotation>
  </semantics>
</math>
</file>

<file path=Object 16/content.xml><?xml version="1.0" encoding="utf-8"?>
<math xmlns="http://www.w3.org/1998/Math/MathML" display="block">
  <semantics>
    <mrow>
      <mrow>
        <msub>
          <mi>a</mi>
          <mn>0</mn>
        </msub>
        <mo stretchy="false">=</mo>
        <mfrac>
          <mn>1</mn>
          <mi>T</mi>
        </mfrac>
      </mrow>
      <mstyle mathvariant="italic">
        <mtext> </mtext>
      </mstyle>
      <mfrac>
        <mrow>
          <munderover>
            <mo stretchy="false">∑</mo>
            <mrow>
              <mi>j</mi>
              <mo stretchy="false">=</mo>
              <mn>1</mn>
            </mrow>
            <mrow>
              <mi>n</mi>
              <mo stretchy="false">−</mo>
              <mn>1</mn>
            </mrow>
          </munderover>
          <mn>1</mn>
        </mrow>
        <mn>2</mn>
      </mfrac>
      <mo stretchy="false">(</mo>
      <mrow>
        <msub>
          <mi>y</mi>
          <mrow>
            <mi>j</mi>
            <mo stretchy="false">+</mo>
            <mn>1</mn>
          </mrow>
        </msub>
        <mo stretchy="false">+</mo>
        <msub>
          <mi>y</mi>
          <mi>j</mi>
        </msub>
      </mrow>
      <mo stretchy="false">)</mo>
      <mo stretchy="false">(</mo>
      <mrow>
        <msub>
          <mi>x</mi>
          <mrow>
            <mi>j</mi>
            <mo stretchy="false">+</mo>
            <mn>1</mn>
          </mrow>
        </msub>
        <mo stretchy="false">−</mo>
        <msub>
          <mi>x</mi>
          <mi>j</mi>
        </msub>
      </mrow>
      <mo stretchy="false">)</mo>
    </mrow>
    <annotation encoding="StarMath 5.0">{a_0 =1 over T italic " " { sum csub {j = 1} csup {n - 1} 1 over 2}  \( y_{j + 1} +y_j  \)  \( x_{j + 1} -x_j  \)}</annotation>
  </semantics>
</math>
</file>

<file path=Object 17/content.xml><?xml version="1.0" encoding="utf-8"?>
<math xmlns="http://www.w3.org/1998/Math/MathML" display="block">
  <semantics>
    <mrow>
      <mrow>
        <msub>
          <mi>a</mi>
          <mi>k</mi>
        </msub>
        <mo stretchy="false">=</mo>
        <mfrac>
          <mn>1</mn>
          <mi>T</mi>
        </mfrac>
      </mrow>
      <mrow>
        <munderover>
          <mo stretchy="false">∑</mo>
          <mrow>
            <mi>j</mi>
            <mo stretchy="false">=</mo>
            <mn>1</mn>
          </mrow>
          <mrow>
            <mi>n</mi>
            <mo stretchy="false">−</mo>
            <mn>1</mn>
          </mrow>
        </munderover>
        <mrow>
          <mrow>
            <mo fence="true" stretchy="true">(</mo>
            <mrow>
              <mrow>
                <msub>
                  <mi>y</mi>
                  <mrow>
                    <mi>j</mi>
                    <mo stretchy="false">+</mo>
                    <mn>1</mn>
                  </mrow>
                </msub>
                <mo stretchy="false">+</mo>
                <msub>
                  <mi>y</mi>
                  <mi>j</mi>
                </msub>
              </mrow>
            </mrow>
            <mo fence="true" stretchy="true">)</mo>
          </mrow>
          <mrow>
            <mo fence="true" stretchy="true">(</mo>
            <mrow>
              <mrow>
                <msub>
                  <mi>x</mi>
                  <mrow>
                    <mi>j</mi>
                    <mo stretchy="false">+</mo>
                    <mn>1</mn>
                  </mrow>
                </msub>
                <mo stretchy="false">−</mo>
                <msub>
                  <mi>x</mi>
                  <mi>j</mi>
                </msub>
              </mrow>
            </mrow>
            <mo fence="true" stretchy="true">)</mo>
          </mrow>
          <mrow>
            <mi>cos</mi>
            <mi>⁡</mi>
            <mrow>
              <mo fence="true" stretchy="true">(</mo>
              <mrow>
                <mrow>
                  <mi>k</mi>
                  <mfrac>
                    <mrow>
                      <mn>2</mn>
                      <mi>π</mi>
                    </mrow>
                    <mi>T</mi>
                  </mfrac>
                  <mi>x</mi>
                </mrow>
              </mrow>
              <mo fence="true" stretchy="true">)</mo>
            </mrow>
          </mrow>
        </mrow>
      </mrow>
    </mrow>
    <annotation encoding="StarMath 5.0">{a_k =1 over T { sum csub {j = 1} csup {n - 1} {left ( {y_{j + 1} + y_j} right )  left ( {x_{j + 1} - x_j} right )  {func cos ⁡ left ( {k {2 π} over T x} right )}}}}</annotation>
  </semantics>
</math>
</file>

<file path=Object 18/content.xml><?xml version="1.0" encoding="utf-8"?>
<math xmlns="http://www.w3.org/1998/Math/MathML" display="block">
  <semantics>
    <mrow>
      <mi>e</mi>
      <mi>t</mi>
      <mstyle mathvariant="italic">
        <mtext> </mtext>
      </mstyle>
      <mstyle mathvariant="italic">
        <mtext> </mtext>
      </mstyle>
      <mrow>
        <msub>
          <mi>b</mi>
          <mi>k</mi>
        </msub>
        <mo stretchy="false">=</mo>
        <mstyle mathvariant="italic">
          <mtext> </mtext>
        </mstyle>
      </mrow>
      <mfrac>
        <mn>1</mn>
        <mi>T</mi>
      </mfrac>
      <mrow>
        <munderover>
          <mo stretchy="false">∑</mo>
          <mrow>
            <mi>j</mi>
            <mo stretchy="false">=</mo>
            <mn>1</mn>
          </mrow>
          <mrow>
            <mi>n</mi>
            <mo stretchy="false">−</mo>
            <mn>1</mn>
          </mrow>
        </munderover>
        <mrow>
          <mrow>
            <mo fence="true" stretchy="true">(</mo>
            <mrow>
              <mrow>
                <msub>
                  <mi>y</mi>
                  <mrow>
                    <mi>j</mi>
                    <mo stretchy="false">+</mo>
                    <mn>1</mn>
                  </mrow>
                </msub>
                <mo stretchy="false">+</mo>
                <msub>
                  <mi>y</mi>
                  <mi>j</mi>
                </msub>
              </mrow>
            </mrow>
            <mo fence="true" stretchy="true">)</mo>
          </mrow>
          <mrow>
            <mo fence="true" stretchy="true">(</mo>
            <mrow>
              <mrow>
                <msub>
                  <mi>x</mi>
                  <mrow>
                    <mi>j</mi>
                    <mo stretchy="false">+</mo>
                    <mn>1</mn>
                  </mrow>
                </msub>
                <mo stretchy="false">−</mo>
                <msub>
                  <mi>x</mi>
                  <mi>j</mi>
                </msub>
              </mrow>
            </mrow>
            <mo fence="true" stretchy="true">)</mo>
          </mrow>
          <mrow>
            <mi>sin</mi>
            <mi>⁡</mi>
            <mrow>
              <mo fence="true" stretchy="true">(</mo>
              <mrow>
                <mrow>
                  <mi>k</mi>
                  <mfrac>
                    <mrow>
                      <mn>2</mn>
                      <mi>π</mi>
                    </mrow>
                    <mi>T</mi>
                  </mfrac>
                  <mi>x</mi>
                </mrow>
              </mrow>
              <mo fence="true" stretchy="true">)</mo>
            </mrow>
          </mrow>
        </mrow>
      </mrow>
    </mrow>
    <annotation encoding="StarMath 5.0">{e t italic " " italic " " b_k =italic " " 1 over T { sum csub {j = 1} csup {n - 1} {left ( {y_{j + 1} + y_j} right )  left ( {x_{j + 1} - x_j} right )  {func sin ⁡ left ( {k {2 π} over T x} right )}}}}</annotation>
  </semantics>
</math>
</file>

<file path=Object 19/content.xml><?xml version="1.0" encoding="utf-8"?>
<math xmlns="http://www.w3.org/1998/Math/MathML" display="block">
  <semantics>
    <mrow>
      <mrow>
        <mi>k</mi>
        <mo stretchy="false">∈</mo>
        <mstyle mathvariant="italic">
          <mtext> </mtext>
        </mstyle>
      </mrow>
      <mrow>
        <mo fence="true" stretchy="true">(</mo>
        <mrow>
          <mrow>
            <mn>0</mn>
            <mi>,</mi>
            <mi>n</mi>
          </mrow>
        </mrow>
        <mo fence="true" stretchy="true">)</mo>
      </mrow>
      <mstyle mathvariant="italic">
        <mtext> </mtext>
      </mstyle>
    </mrow>
    <annotation encoding="StarMath 5.0">{k  in italic " " left ( {0 , n} right )  italic " "}</annotation>
  </semantics>
</math>
</file>

<file path=Object 2/content.xml><?xml version="1.0" encoding="utf-8"?>
<math xmlns="http://www.w3.org/1998/Math/MathML" display="block">
  <semantics>
    <mrow>
      <mo stretchy="false">∀</mo>
      <mi>i</mi>
      <mi>,</mi>
      <mrow>
        <mi>j</mi>
        <mo stretchy="false">∈</mo>
        <mrow>
          <mo fence="true" stretchy="true">(</mo>
          <mrow>
            <mrow>
              <mn>0</mn>
              <mi>;</mi>
              <mi>n</mi>
            </mrow>
          </mrow>
          <mo fence="true" stretchy="true">)</mo>
        </mrow>
      </mrow>
      <mi>;</mi>
      <mrow>
        <mrow>
          <mi>deg</mi>
          <mi>⁡</mi>
          <mrow>
            <msub>
              <mi>L</mi>
              <mi>i</mi>
            </msub>
            <mstyle mathvariant="italic">
              <mtext> </mtext>
            </mstyle>
          </mrow>
        </mrow>
        <mo stretchy="false">=</mo>
        <mi>n</mi>
      </mrow>
      <mstyle mathvariant="italic">
        <mtext> </mtext>
      </mstyle>
      <mi>e</mi>
      <mi>t</mi>
      <mstyle mathvariant="italic">
        <mtext> </mtext>
      </mstyle>
      <mstyle mathvariant="italic">
        <mtext> </mtext>
      </mstyle>
      <msub>
        <mi>L</mi>
        <mi>i</mi>
      </msub>
      <mrow>
        <mrow>
          <mo fence="true" stretchy="true">(</mo>
          <mrow>
            <msub>
              <mi>x</mi>
              <mi>j</mi>
            </msub>
          </mrow>
          <mo fence="true" stretchy="true">)</mo>
        </mrow>
        <mo stretchy="false">=</mo>
        <mrow>
          <mo fence="true" stretchy="true">(</mo>
          <mrow>
            <mtable>
              <mtr>
                <mtd>
                  <mrow>
                    <mn>1</mn>
                    <mstyle mathvariant="italic">
                      <mtext> </mtext>
                    </mstyle>
                    <mi>s</mi>
                    <mi>i</mi>
                    <mstyle mathvariant="italic">
                      <mtext> </mtext>
                    </mstyle>
                    <mrow>
                      <mi>j</mi>
                      <mo stretchy="false">=</mo>
                      <mi>i</mi>
                    </mrow>
                  </mrow>
                </mtd>
              </mtr>
              <mtr>
                <mtd>
                  <mrow>
                    <mn>0</mn>
                    <mstyle mathvariant="italic">
                      <mtext> </mtext>
                    </mstyle>
                    <mi>s</mi>
                    <mi>i</mi>
                    <mi>n</mi>
                    <mi>o</mi>
                    <mi>n</mi>
                  </mrow>
                </mtd>
              </mtr>
            </mtable>
          </mrow>
          <mo fence="true" stretchy="true">)</mo>
        </mrow>
      </mrow>
    </mrow>
    <annotation encoding="StarMath 5.0">{ forall i,j  in left ( {0 ; n} right )  ;{func deg ⁡ {L_i italic " "}} =n italic " " e t italic " " italic " " L_i left ( x_j right )  =left ( matrix {{1 italic " " s i italic " " j = i} ## {0 italic " " s i n o n}} right )}</annotation>
  </semantics>
</math>
</file>

<file path=Object 20/content.xml><?xml version="1.0" encoding="utf-8"?>
<math xmlns="http://www.w3.org/1998/Math/MathML" display="block">
  <semantics>
    <mrow>
      <mo fence="true" stretchy="false">{</mo>
      <mrow>
        <mrow>
          <msub>
            <mi>x</mi>
            <mi>k</mi>
          </msub>
          <mo stretchy="false">=</mo>
          <mrow>
            <mi>a</mi>
            <mo stretchy="false">+</mo>
            <mfrac>
              <mrow>
                <mi>k</mi>
                <mo stretchy="false">(</mo>
                <mrow>
                  <mi>b</mi>
                  <mo stretchy="false">−</mo>
                  <mi>a</mi>
                </mrow>
                <mo stretchy="false">)</mo>
              </mrow>
              <mi>n</mi>
            </mfrac>
          </mrow>
        </mrow>
      </mrow>
      <mo fence="true" stretchy="false">}</mo>
    </mrow>
    <annotation encoding="StarMath 5.0">{ lbrace x_k =a +{k  \(  b - a  \)} over n  rbrace}</annotation>
  </semantics>
</math>
</file>

<file path=Object 21/content.xml><?xml version="1.0" encoding="utf-8"?>
<math xmlns="http://www.w3.org/1998/Math/MathML" display="block">
  <semantics>
    <mrow>
      <mo fence="true" stretchy="false">{</mo>
      <mrow>
        <mrow>
          <mrow>
            <msub>
              <mi>x</mi>
              <mi>k</mi>
            </msub>
            <mo stretchy="false">=</mo>
            <mrow>
              <mfrac>
                <mrow>
                  <mi>a</mi>
                  <mo stretchy="false">+</mo>
                  <mi>b</mi>
                </mrow>
                <mn>2</mn>
              </mfrac>
              <mo stretchy="false">−</mo>
              <mfrac>
                <mrow>
                  <mi>b</mi>
                  <mo stretchy="false">−</mo>
                  <mi>a</mi>
                </mrow>
                <mn>2</mn>
              </mfrac>
            </mrow>
          </mrow>
          <mstyle mathvariant="italic">
            <mtext> </mtext>
          </mstyle>
          <mtext>.</mtext>
          <mstyle mathvariant="italic">
            <mtext> </mtext>
          </mstyle>
          <mrow>
            <mi>cos</mi>
            <mi>⁡</mi>
            <mrow>
              <mo stretchy="false">(</mo>
              <mo stretchy="false">(</mo>
              <mrow>
                <mi>k</mi>
                <mo stretchy="false">+</mo>
                <mfrac>
                  <mn>1</mn>
                  <mn>2</mn>
                </mfrac>
              </mrow>
              <mo stretchy="false">)</mo>
              <mi>π</mi>
              <mfrac>
                <mn>1</mn>
                <mrow>
                  <mi>n</mi>
                  <mo stretchy="false">+</mo>
                  <mn>1</mn>
                </mrow>
              </mfrac>
              <mo stretchy="false">)</mo>
            </mrow>
          </mrow>
          <mstyle mathvariant="italic">
            <mtext> </mtext>
          </mstyle>
        </mrow>
      </mrow>
      <mo fence="true" stretchy="false">}</mo>
    </mrow>
    <annotation encoding="StarMath 5.0">{ lbrace x_k ={a + b} over 2 -{b - a} over 2 italic " "  "." italic " " {func cos ⁡ { \(   \(  k + 1 over 2  \)  π 1 over {n + 1}  \)}} italic " "  rbrace}</annotation>
  </semantics>
</math>
</file>

<file path=Object 22/content.xml><?xml version="1.0" encoding="utf-8"?>
<math xmlns="http://www.w3.org/1998/Math/MathML" display="block">
  <semantics>
    <mrow>
      <mi>e</mi>
      <mi>r</mi>
      <mi>r</mi>
      <mrow>
        <mrow>
          <mo fence="true" stretchy="true">(</mo>
          <mrow>
            <mrow>
              <mi>f</mi>
              <mi>,</mi>
              <mi>g</mi>
            </mrow>
          </mrow>
          <mo fence="true" stretchy="true">)</mo>
        </mrow>
        <mo stretchy="false">=</mo>
        <mstyle mathvariant="italic">
          <mtext> </mtext>
        </mstyle>
      </mrow>
      <mrow>
        <msubsup>
          <mo stretchy="false">∫</mo>
          <mi>a</mi>
          <mi>b</mi>
        </msubsup>
        <mrow>
          <mo stretchy="false">(</mo>
          <mi>f</mi>
          <mrow>
            <mrow>
              <mo fence="true" stretchy="true">(</mo>
              <mrow>
                <mi>x</mi>
              </mrow>
              <mo fence="true" stretchy="true">)</mo>
            </mrow>
            <mo stretchy="false">−</mo>
            <mi>g</mi>
          </mrow>
          <mo stretchy="false">(</mo>
          <mi>x</mi>
          <mo stretchy="false">)</mo>
          <mo stretchy="false">)</mo>
          <mn>²</mn>
          <mi>d</mi>
          <mi>x</mi>
        </mrow>
      </mrow>
    </mrow>
    <annotation encoding="StarMath 5.0">{e r r left ( {f , g} right )  =italic " " { int_a^b { \(  f left ( x right )  - g  \(  x  \)   \)  ² d x}}}</annotation>
  </semantics>
</math>
</file>

<file path=Object 3/content.xml><?xml version="1.0" encoding="utf-8"?>
<math xmlns="http://www.w3.org/1998/Math/MathML" display="block">
  <semantics>
    <mrow>
      <mo stretchy="false">∀</mo>
      <mrow>
        <mi>i</mi>
        <mo stretchy="false">∈</mo>
        <mrow>
          <mo fence="true" stretchy="true">(</mo>
          <mrow>
            <mrow>
              <mn>0</mn>
              <mi>;</mi>
              <mi>n</mi>
            </mrow>
          </mrow>
          <mo fence="true" stretchy="true">)</mo>
        </mrow>
      </mrow>
      <mi>,</mi>
      <mstyle mathvariant="italic">
        <mtext> </mtext>
      </mstyle>
      <msub>
        <mi>L</mi>
        <mi>i</mi>
      </msub>
      <mrow>
        <mrow>
          <mo fence="true" stretchy="true">(</mo>
          <mrow>
            <mi>X</mi>
          </mrow>
          <mo fence="true" stretchy="true">)</mo>
        </mrow>
        <mo stretchy="false">=</mo>
        <mstyle mathvariant="italic">
          <mtext> </mtext>
        </mstyle>
      </mrow>
      <mrow>
        <munderover>
          <mo stretchy="false">∏</mo>
          <mrow>
            <mrow>
              <mi>j</mi>
              <mo stretchy="false">=</mo>
              <mn>0</mn>
            </mrow>
            <mi>;</mi>
            <mrow>
              <mi>j</mi>
              <mo stretchy="false">≠</mo>
              <mi>i</mi>
            </mrow>
          </mrow>
          <mi>n</mi>
        </munderover>
        <mfrac>
          <mrow>
            <mi>X</mi>
            <mo stretchy="false">−</mo>
            <msub>
              <mi>x</mi>
              <mi>j</mi>
            </msub>
          </mrow>
          <mrow>
            <msub>
              <mi>x</mi>
              <mi>i</mi>
            </msub>
            <mo stretchy="false">−</mo>
            <msub>
              <mi>x</mi>
              <mi>j</mi>
            </msub>
          </mrow>
        </mfrac>
      </mrow>
    </mrow>
    <annotation encoding="StarMath 5.0">{ forall i  in left ( {0 ; n} right )  ,italic " " L_i left ( X right )  =italic " " prod csub {j = 0 ; j  &lt;&gt;  i} csup n {  {X - x_j} over {x_i - x_j}}}</annotation>
  </semantics>
</math>
</file>

<file path=Object 4/content.xml><?xml version="1.0" encoding="utf-8"?>
<math xmlns="http://www.w3.org/1998/Math/MathML" display="block">
  <semantics>
    <mrow>
      <mo fence="true" stretchy="false">{</mo>
      <mrow>
        <mrow>
          <mrow>
            <mo fence="true" stretchy="true">(</mo>
            <mrow>
              <mrow>
                <msub>
                  <mi>x</mi>
                  <mi>i</mi>
                </msub>
                <mi>,</mi>
                <msub>
                  <mi>y</mi>
                  <mi>i</mi>
                </msub>
              </mrow>
            </mrow>
            <mo fence="true" stretchy="true">)</mo>
          </mrow>
          <mstyle mathvariant="italic">
            <mtext> </mtext>
          </mstyle>
          <mi>p</mi>
          <mi>o</mi>
          <mi>u</mi>
          <mi>r</mi>
          <mstyle mathvariant="italic">
            <mtext> </mtext>
          </mstyle>
          <mrow>
            <mi>i</mi>
            <mo stretchy="false">∈</mo>
            <mstyle mathvariant="italic">
              <mtext> </mtext>
            </mstyle>
          </mrow>
          <mrow>
            <mo fence="true" stretchy="true">(</mo>
            <mrow>
              <mrow>
                <mn>1</mn>
                <mi>;</mi>
                <mi>n</mi>
              </mrow>
            </mrow>
            <mo fence="true" stretchy="true">)</mo>
          </mrow>
        </mrow>
      </mrow>
      <mo fence="true" stretchy="false">}</mo>
    </mrow>
    <annotation encoding="StarMath 5.0">{ lbrace left ( {x_i , y_i} right )  italic " " p o u r italic " " i  in italic " " left ( {1 ; n} right )   rbrace}</annotation>
  </semantics>
</math>
</file>

<file path=Object 5/content.xml><?xml version="1.0" encoding="utf-8"?>
<math xmlns="http://www.w3.org/1998/Math/MathML" display="block">
  <semantics>
    <mrow>
      <mi>P</mi>
      <mo stretchy="false">(</mo>
      <mi>X</mi>
      <mrow>
        <mo stretchy="false">)</mo>
        <mo stretchy="false">=</mo>
        <mrow>
          <munderover>
            <mo stretchy="false">∑</mo>
            <mrow>
              <mi>i</mi>
              <mo stretchy="false">=</mo>
              <mn>0</mn>
            </mrow>
            <mi>d</mi>
          </munderover>
          <mrow>
            <msub>
              <mi>a</mi>
              <mi>i</mi>
            </msub>
            <msup>
              <mi>X</mi>
              <mi>i</mi>
            </msup>
          </mrow>
        </mrow>
      </mrow>
    </mrow>
    <annotation encoding="StarMath 5.0">{P  \( X  \) ={ sum csub {i = 0} csup d {a_i X^i}}}</annotation>
  </semantics>
</math>
</file>

<file path=Object 6/content.xml><?xml version="1.0" encoding="utf-8"?>
<math xmlns="http://www.w3.org/1998/Math/MathML" display="block">
  <semantics>
    <mrow>
      <mrow>
        <mi>A</mi>
        <mo stretchy="false">=</mo>
        <mrow>
          <mo fence="true" stretchy="true">(</mo>
          <mrow>
            <mrow>
              <msub>
                <mi>a</mi>
                <mn>0</mn>
              </msub>
              <mi>,</mi>
              <mo stretchy="false">…</mo>
              <mi>,</mi>
              <msub>
                <mi>a</mi>
                <mi>d</mi>
              </msub>
            </mrow>
          </mrow>
          <mo fence="true" stretchy="true">)</mo>
        </mrow>
      </mrow>
      <mstyle mathvariant="italic">
        <mtext> </mtext>
      </mstyle>
      <mi>m</mi>
      <mi>i</mi>
      <mi>n</mi>
      <mi>i</mi>
      <mi>m</mi>
      <mi>i</mi>
      <mi>s</mi>
      <mi>e</mi>
      <mstyle mathvariant="italic">
        <mtext> </mtext>
      </mstyle>
      <mrow>
        <munderover>
          <mo stretchy="false">∑</mo>
          <mrow>
            <mi>i</mi>
            <mo stretchy="false">=</mo>
            <mn>0</mn>
          </mrow>
          <mi>n</mi>
        </munderover>
        <mrow>
          <mrow>
            <msub>
              <mrow>
                <mo stretchy="false">(</mo>
                <mi>y</mi>
              </mrow>
              <mi>i</mi>
            </msub>
            <mo stretchy="false">−</mo>
            <mi>P</mi>
          </mrow>
          <mrow>
            <mo fence="true" stretchy="true">(</mo>
            <mrow>
              <msub>
                <mi>x</mi>
                <mi>i</mi>
              </msub>
            </mrow>
            <mo fence="true" stretchy="true">)</mo>
          </mrow>
          <mo stretchy="false">)</mo>
          <mn>²</mn>
        </mrow>
      </mrow>
      <mstyle mathvariant="italic">
        <mtext> </mtext>
      </mstyle>
    </mrow>
    <annotation encoding="StarMath 5.0">{A =left ( {a_0 ,  dotslow  , a_d} right )  italic " " m i n i m i s e italic " " { sum csub {i = 0} csup n {{ \(  y}_i - P left ( x_i right )   \)  ²}} italic " "}</annotation>
  </semantics>
</math>
</file>

<file path=Object 7/content.xml><?xml version="1.0" encoding="utf-8"?>
<math xmlns="http://www.w3.org/1998/Math/MathML" display="block">
  <semantics>
    <mrow>
      <mi>Â</mi>
      <mo stretchy="false">=</mo>
      <mrow>
        <mi>arg</mi>
        <mi>⁡</mi>
        <mrow>
          <munder>
            <mi>min</mi>
            <mrow>
              <mi>Â</mi>
              <mo stretchy="false">∈</mo>
              <msup>
                <mi>R</mi>
                <mrow>
                  <mi>d</mi>
                  <mo stretchy="false">+</mo>
                  <mn>1</mn>
                </mrow>
              </msup>
            </mrow>
          </munder>
          <mi>⁡</mi>
          <mrow>
            <munderover>
              <mo stretchy="false">∑</mo>
              <mrow>
                <mi>i</mi>
                <mo stretchy="false">=</mo>
                <mn>1</mn>
              </mrow>
              <mi>n</mi>
            </munderover>
            <mrow>
              <mrow>
                <msub>
                  <mrow>
                    <mo stretchy="false">(</mo>
                    <mi>y</mi>
                  </mrow>
                  <mi>i</mi>
                </msub>
                <mo stretchy="false">−</mo>
                <mi>P</mi>
              </mrow>
              <mrow>
                <mo fence="true" stretchy="true">(</mo>
                <mrow>
                  <msub>
                    <mi>x</mi>
                    <mi>i</mi>
                  </msub>
                </mrow>
                <mo fence="true" stretchy="true">)</mo>
              </mrow>
              <mo stretchy="false">)</mo>
              <mn>²</mn>
            </mrow>
          </mrow>
        </mrow>
      </mrow>
    </mrow>
    <annotation encoding="StarMath 5.0">{Â ={func arg ⁡ {func min csub {Â  in  R^{d + 1}} ⁡ { sum csub {i = 1} csup n {{ \(  y}_i - P left ( x_i right )   \)  ²}}}}}</annotation>
  </semantics>
</math>
</file>

<file path=Object 8/content.xml><?xml version="1.0" encoding="utf-8"?>
<math xmlns="http://www.w3.org/1998/Math/MathML" display="block">
  <semantics>
    <mrow>
      <mrow>
        <mi>Y</mi>
        <mo stretchy="false">=</mo>
        <mstyle mathvariant="italic">
          <mtext> </mtext>
        </mstyle>
      </mrow>
      <mrow>
        <mo fence="true" stretchy="true">(</mo>
        <mrow>
          <mtable>
            <mtr>
              <mtd>
                <msub>
                  <mi>y</mi>
                  <mn>1</mn>
                </msub>
              </mtd>
            </mtr>
            <mtr>
              <mtd>
                <mo stretchy="false">⋮</mo>
              </mtd>
            </mtr>
            <mtr>
              <mtd>
                <msub>
                  <mi>y</mi>
                  <mi>n</mi>
                </msub>
              </mtd>
            </mtr>
          </mtable>
        </mrow>
        <mo fence="true" stretchy="true">)</mo>
      </mrow>
    </mrow>
    <annotation encoding="StarMath 5.0">{Y =italic " " left ( matrix {y_1 ##  dotsvert  ## y_n} right )}</annotation>
  </semantics>
</math>
</file>

<file path=Object 9/content.xml><?xml version="1.0" encoding="utf-8"?>
<math xmlns="http://www.w3.org/1998/Math/MathML" display="block">
  <semantics>
    <mrow>
      <mi>T</mi>
      <mo stretchy="false">=</mo>
      <mrow>
        <mo fence="true" stretchy="true">(</mo>
        <mrow>
          <mtable>
            <mtr>
              <mtd>
                <mn>1</mn>
              </mtd>
              <mtd>
                <msub>
                  <mi>x</mi>
                  <mn>1</mn>
                </msub>
              </mtd>
              <mtd>
                <mtable>
                  <mtr>
                    <mtd>
                      <mtable>
                        <mtr>
                          <mtd>
                            <mrow>
                              <msub>
                                <mi>x</mi>
                                <mn>1</mn>
                              </msub>
                              <mn>²</mn>
                            </mrow>
                          </mtd>
                          <mtd>
                            <mo stretchy="false">⋯</mo>
                          </mtd>
                        </mtr>
                      </mtable>
                    </mtd>
                    <mtd>
                      <msubsup>
                        <mi>x</mi>
                        <mn>1</mn>
                        <mi>d</mi>
                      </msubsup>
                    </mtd>
                  </mtr>
                </mtable>
              </mtd>
            </mtr>
            <mtr>
              <mtd>
                <mn>1</mn>
              </mtd>
              <mtd>
                <msub>
                  <mi>x</mi>
                  <mn>2</mn>
                </msub>
              </mtd>
              <mtd>
                <mtable>
                  <mtr>
                    <mtd>
                      <mtable>
                        <mtr>
                          <mtd>
                            <mrow>
                              <msub>
                                <mi>x</mi>
                                <mn>2</mn>
                              </msub>
                              <mn>²</mn>
                            </mrow>
                          </mtd>
                          <mtd>
                            <mo stretchy="false">⋯</mo>
                          </mtd>
                        </mtr>
                      </mtable>
                    </mtd>
                    <mtd>
                      <msubsup>
                        <mi>x</mi>
                        <mn>2</mn>
                        <mi>d</mi>
                      </msubsup>
                    </mtd>
                  </mtr>
                </mtable>
              </mtd>
            </mtr>
            <mtr>
              <mtd>
                <mtable>
                  <mtr>
                    <mtd>
                      <mo stretchy="false">⋮</mo>
                    </mtd>
                  </mtr>
                  <mtr>
                    <mtd>
                      <mn>1</mn>
                    </mtd>
                  </mtr>
                </mtable>
              </mtd>
              <mtd>
                <mtable>
                  <mtr>
                    <mtd>
                      <mo stretchy="false">⋮</mo>
                    </mtd>
                  </mtr>
                  <mtr>
                    <mtd>
                      <msub>
                        <mi>x</mi>
                        <mi>n</mi>
                      </msub>
                    </mtd>
                  </mtr>
                </mtable>
              </mtd>
              <mtd>
                <mtable>
                  <mtr>
                    <mtd>
                      <mtable>
                        <mtr>
                          <mtd>
                            <mtable>
                              <mtr>
                                <mtd>
                                  <mo stretchy="false">⋮</mo>
                                </mtd>
                                <mtd>
                                  <mo stretchy="false">⋮</mo>
                                </mtd>
                              </mtr>
                            </mtable>
                          </mtd>
                          <mtd>
                            <mo stretchy="false">⋮</mo>
                          </mtd>
                        </mtr>
                      </mtable>
                    </mtd>
                  </mtr>
                  <mtr>
                    <mtd>
                      <mtable>
                        <mtr>
                          <mtd>
                            <mtable>
                              <mtr>
                                <mtd>
                                  <mrow>
                                    <msub>
                                      <mi>x</mi>
                                      <mi>n</mi>
                                    </msub>
                                    <mn>²</mn>
                                  </mrow>
                                </mtd>
                                <mtd>
                                  <mo stretchy="false">⋯</mo>
                                </mtd>
                              </mtr>
                            </mtable>
                          </mtd>
                          <mtd>
                            <msubsup>
                              <mi>x</mi>
                              <mi>n</mi>
                              <mi>d</mi>
                            </msubsup>
                          </mtd>
                        </mtr>
                      </mtable>
                    </mtd>
                  </mtr>
                </mtable>
              </mtd>
            </mtr>
          </mtable>
        </mrow>
        <mo fence="true" stretchy="true">)</mo>
      </mrow>
    </mrow>
    <annotation encoding="StarMath 5.0">{T =left ( matrix {1 # x_1 # matrix {matrix {{x_1 ²} #  dotsaxis} # x_1^d} ## 1 # x_2 # matrix {matrix {{x_2 ²} #  dotsaxis} # x_2^d} ## matrix { dotsvert  ## 1} # matrix { dotsvert  ## x_n} # matrix {matrix {matrix { dotsvert  #  dotsvert} #  dotsvert} ## matrix {matrix {{x_n ²} #  dotsaxis} # x_n^d}}} right )}</annotation>
  </semantics>
</math>
</file>